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text-properties officeooo:paragraph-rsid="006c2c40"/>
    </style:style>
    <style:style style:name="P18" style:family="paragraph" style:parent-style-name="Text_20_body">
      <style:text-properties officeooo:paragraph-rsid="006c8658"/>
    </style:style>
    <style:style style:name="P19" style:family="paragraph" style:parent-style-name="Text_20_body">
      <style:text-properties officeooo:paragraph-rsid="006de052"/>
    </style:style>
    <style:style style:name="P20" style:family="paragraph" style:parent-style-name="Text_20_body">
      <style:text-properties officeooo:paragraph-rsid="006e2449"/>
    </style:style>
    <style:style style:name="P21" style:family="paragraph" style:parent-style-name="Text_20_body">
      <style:text-properties officeooo:paragraph-rsid="00766915"/>
    </style:style>
    <style:style style:name="P22" style:family="paragraph" style:parent-style-name="Text_20_body">
      <style:text-properties officeooo:paragraph-rsid="007d5639"/>
    </style:style>
    <style:style style:name="P23" style:family="paragraph" style:parent-style-name="Text_20_body">
      <style:text-properties officeooo:paragraph-rsid="008bc171"/>
    </style:style>
    <style:style style:name="P24" style:family="paragraph" style:parent-style-name="Text_20_body">
      <style:text-properties officeooo:paragraph-rsid="009494b1"/>
    </style:style>
    <style:style style:name="P25" style:family="paragraph" style:parent-style-name="Text_20_body">
      <style:text-properties officeooo:paragraph-rsid="0094d8d9"/>
    </style:style>
    <style:style style:name="P26" style:family="paragraph" style:parent-style-name="Text_20_body">
      <style:text-properties officeooo:paragraph-rsid="009a5a2a"/>
    </style:style>
    <style:style style:name="P27" style:family="paragraph" style:parent-style-name="Text_20_body">
      <style:text-properties officeooo:paragraph-rsid="009c4c4d"/>
    </style:style>
    <style:style style:name="P28" style:family="paragraph" style:parent-style-name="Text_20_body">
      <style:text-properties officeooo:paragraph-rsid="00a1ace6"/>
    </style:style>
    <style:style style:name="P29" style:family="paragraph" style:parent-style-name="Text_20_body">
      <style:text-properties officeooo:paragraph-rsid="00aaac02"/>
    </style:style>
    <style:style style:name="P30" style:family="paragraph" style:parent-style-name="Text_20_body">
      <style:text-properties officeooo:paragraph-rsid="00b09de6"/>
    </style:style>
    <style:style style:name="P31" style:family="paragraph" style:parent-style-name="Text_20_body">
      <style:text-properties officeooo:paragraph-rsid="00b39899"/>
    </style:style>
    <style:style style:name="P32" style:family="paragraph" style:parent-style-name="Text_20_body">
      <style:text-properties officeooo:paragraph-rsid="00c38124"/>
    </style:style>
    <style:style style:name="P33" style:family="paragraph" style:parent-style-name="Text_20_body">
      <style:text-properties officeooo:paragraph-rsid="00c4ad28"/>
    </style:style>
    <style:style style:name="P34" style:family="paragraph" style:parent-style-name="Text_20_body">
      <style:text-properties officeooo:paragraph-rsid="00c595a4"/>
    </style:style>
    <style:style style:name="P35" style:family="paragraph" style:parent-style-name="Text_20_body">
      <style:text-properties officeooo:paragraph-rsid="00c5a1c7"/>
    </style:style>
    <style:style style:name="P36" style:family="paragraph" style:parent-style-name="Text_20_body">
      <style:text-properties officeooo:paragraph-rsid="00c96220"/>
    </style:style>
    <style:style style:name="P37" style:family="paragraph" style:parent-style-name="Text_20_body">
      <style:text-properties officeooo:paragraph-rsid="00ca7c42"/>
    </style:style>
    <style:style style:name="P38" style:family="paragraph" style:parent-style-name="Text_20_body">
      <style:text-properties officeooo:paragraph-rsid="00cab2b0"/>
    </style:style>
    <style:style style:name="P39" style:family="paragraph" style:parent-style-name="Text_20_body">
      <style:text-properties officeooo:paragraph-rsid="00cca6b6"/>
    </style:style>
    <style:style style:name="P40" style:family="paragraph" style:parent-style-name="Text_20_body">
      <style:text-properties officeooo:paragraph-rsid="00d25253"/>
    </style:style>
    <style:style style:name="P41" style:family="paragraph" style:parent-style-name="Text_20_body">
      <style:text-properties fo:font-weight="normal" style:font-weight-asian="normal" style:font-weight-complex="normal"/>
    </style:style>
    <style:style style:name="P42" style:family="paragraph" style:parent-style-name="Text_20_body">
      <style:text-properties officeooo:paragraph-rsid="00df6893"/>
    </style:style>
    <style:style style:name="P43" style:family="paragraph" style:parent-style-name="Heading_20_3">
      <style:text-properties officeooo:paragraph-rsid="000f50f9"/>
    </style:style>
    <style:style style:name="P44" style:family="paragraph" style:parent-style-name="Heading_20_3">
      <style:paragraph-properties fo:text-align="center" style:justify-single-word="false"/>
      <style:text-properties officeooo:paragraph-rsid="000f50f9"/>
    </style:style>
    <style:style style:name="P45"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46"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47"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48"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49"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50"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51"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52"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53"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54"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55"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56" style:family="paragraph" style:parent-style-name="Text_20_body">
      <style:paragraph-properties fo:margin-left="0.9846in" fo:margin-right="0in" fo:text-indent="0in" style:auto-text-indent="false"/>
    </style:style>
    <style:style style:name="P57" style:family="paragraph" style:parent-style-name="Text_20_body">
      <style:paragraph-properties fo:margin-left="0.9846in" fo:margin-right="0in" fo:text-indent="0in" style:auto-text-indent="false"/>
      <style:text-properties officeooo:paragraph-rsid="0029820e"/>
    </style:style>
    <style:style style:name="P58" style:family="paragraph" style:parent-style-name="Text_20_body">
      <style:paragraph-properties fo:margin-left="0.9846in" fo:margin-right="0in" fo:text-indent="0in" style:auto-text-indent="false"/>
      <style:text-properties officeooo:paragraph-rsid="002eadc6"/>
    </style:style>
    <style:style style:name="P59" style:family="paragraph" style:parent-style-name="Text_20_body">
      <style:paragraph-properties fo:margin-left="0.9846in" fo:margin-right="0in" fo:text-indent="0in" style:auto-text-indent="false"/>
      <style:text-properties officeooo:paragraph-rsid="00388490"/>
    </style:style>
    <style:style style:name="P60" style:family="paragraph" style:parent-style-name="Text_20_body">
      <style:paragraph-properties fo:margin-left="0.9846in" fo:margin-right="0in" fo:text-indent="0in" style:auto-text-indent="false"/>
      <style:text-properties officeooo:paragraph-rsid="003b455e"/>
    </style:style>
    <style:style style:name="P61" style:family="paragraph" style:parent-style-name="Text_20_body">
      <style:paragraph-properties fo:margin-left="0.9846in" fo:margin-right="0in" fo:text-indent="0in" style:auto-text-indent="false"/>
      <style:text-properties officeooo:paragraph-rsid="0052143e"/>
    </style:style>
    <style:style style:name="P62" style:family="paragraph" style:parent-style-name="Text_20_body">
      <style:paragraph-properties fo:margin-left="0.9846in" fo:margin-right="0in" fo:text-indent="0in" style:auto-text-indent="false"/>
      <style:text-properties officeooo:paragraph-rsid="006de052"/>
    </style:style>
    <style:style style:name="P63" style:family="paragraph" style:parent-style-name="Text_20_body">
      <style:paragraph-properties fo:margin-left="0.9846in" fo:margin-right="0in" fo:text-indent="0in" style:auto-text-indent="false"/>
      <style:text-properties officeooo:paragraph-rsid="00c595a4"/>
    </style:style>
    <style:style style:name="P64" style:family="paragraph" style:parent-style-name="Text_20_body">
      <style:paragraph-properties fo:margin-left="0.9846in" fo:margin-right="0in" fo:text-indent="0in" style:auto-text-indent="false"/>
      <style:text-properties officeooo:paragraph-rsid="00c5a1c7"/>
    </style:style>
    <style:style style:name="P65" style:family="paragraph" style:parent-style-name="Text_20_body">
      <style:paragraph-properties fo:margin-left="0.9846in" fo:margin-right="0in" fo:text-indent="0in" style:auto-text-indent="false"/>
      <style:text-properties officeooo:paragraph-rsid="00c96220"/>
    </style:style>
    <style:style style:name="P66" style:family="paragraph" style:parent-style-name="Text_20_body">
      <style:paragraph-properties fo:margin-left="0.9846in" fo:margin-right="0in" fo:text-indent="0in" style:auto-text-indent="false"/>
      <style:text-properties officeooo:paragraph-rsid="00ca7c42"/>
    </style:style>
    <style:style style:name="P67" style:family="paragraph" style:parent-style-name="Text_20_body">
      <style:paragraph-properties fo:margin-left="0.9846in" fo:margin-right="0in" fo:text-indent="0in" style:auto-text-indent="false"/>
      <style:text-properties officeooo:paragraph-rsid="00cab2b0"/>
    </style:style>
    <style:style style:name="P68" style:family="paragraph" style:parent-style-name="Text_20_body">
      <style:paragraph-properties fo:margin-left="0.9846in" fo:margin-right="0in" fo:text-indent="0in" style:auto-text-indent="false"/>
      <style:text-properties officeooo:rsid="00cab2b0" officeooo:paragraph-rsid="00cab2b0"/>
    </style:style>
    <style:style style:name="P69" style:family="paragraph" style:parent-style-name="Text_20_body">
      <style:paragraph-properties fo:margin-left="0.9846in" fo:margin-right="0in" fo:text-indent="0in" style:auto-text-indent="false"/>
      <style:text-properties officeooo:paragraph-rsid="00ce3615"/>
    </style:style>
    <style:style style:name="P70" style:family="paragraph" style:parent-style-name="indent-big">
      <style:paragraph-properties fo:text-align="start" style:justify-single-word="false"/>
      <style:text-properties fo:language="none" fo:country="none" style:language-asian="none" style:country-asian="none"/>
    </style:style>
    <style:style style:name="P71"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72"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73"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74"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75"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76"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77"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78"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79"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80"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81" style:family="paragraph" style:parent-style-name="Text_20_body">
      <style:paragraph-properties fo:margin-left="0.4925in" fo:margin-right="0in" fo:text-indent="0in" style:auto-text-indent="false"/>
      <style:text-properties officeooo:paragraph-rsid="00388490"/>
    </style:style>
    <style:style style:name="P82" style:family="paragraph" style:parent-style-name="Text_20_body">
      <style:paragraph-properties fo:margin-left="0.4925in" fo:margin-right="0in" fo:text-indent="0in" style:auto-text-indent="false"/>
      <style:text-properties officeooo:paragraph-rsid="00c4ad28"/>
    </style:style>
    <style:style style:name="P83"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84"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85" style:family="paragraph" style:parent-style-name="Text_20_body">
      <style:paragraph-properties fo:margin-left="1.4772in" fo:margin-right="0in" fo:text-indent="0in" style:auto-text-indent="false"/>
    </style:style>
    <style:style style:name="P86" style:family="paragraph" style:parent-style-name="Text_20_body">
      <style:paragraph-properties fo:margin-left="1.4772in" fo:margin-right="0in" fo:text-indent="0in" style:auto-text-indent="false"/>
      <style:text-properties officeooo:paragraph-rsid="006c8658"/>
    </style:style>
    <style:style style:name="P87" style:family="paragraph" style:parent-style-name="Text_20_body">
      <style:paragraph-properties fo:margin-left="2.4618in" fo:margin-right="0in" fo:text-indent="0in" style:auto-text-indent="false"/>
    </style:style>
    <style:style style:name="P88" style:family="paragraph" style:parent-style-name="Text_20_body">
      <style:paragraph-properties fo:margin-left="2.4618in" fo:margin-right="0in" fo:text-indent="0in" style:auto-text-indent="false"/>
      <style:text-properties officeooo:paragraph-rsid="006c2c40"/>
    </style:style>
    <style:style style:name="P89" style:family="paragraph" style:parent-style-name="Text_20_body_20__28_user_29_">
      <style:paragraph-properties fo:text-align="start" style:justify-single-word="false"/>
      <style:text-properties fo:language="none" fo:country="none" style:language-asian="none" style:country-asian="none"/>
    </style:style>
    <style:style style:name="P90" style:family="paragraph" style:parent-style-name="Text_20_body">
      <style:paragraph-properties fo:margin-left="1.9693in" fo:margin-right="0in" fo:text-indent="0in" style:auto-text-indent="false"/>
    </style:style>
    <style:style style:name="P91" style:family="paragraph" style:parent-style-name="Text_20_body">
      <style:paragraph-properties fo:margin-left="3.4465in" fo:margin-right="0in" fo:text-indent="0in" style:auto-text-indent="false"/>
      <style:text-properties officeooo:paragraph-rsid="00c4ad28"/>
    </style:style>
    <style:style style:name="P92"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93" style:family="paragraph" style:parent-style-name="Text_20_body">
      <style:text-properties officeooo:paragraph-rsid="00e1ce3c"/>
    </style:style>
    <style:style style:name="P94" style:family="paragraph" style:parent-style-name="Text_20_body">
      <style:text-properties officeooo:paragraph-rsid="00e1ea05"/>
    </style:style>
    <style:style style:name="P95" style:family="paragraph" style:parent-style-name="Text_20_body">
      <style:text-properties officeooo:paragraph-rsid="00e3c689"/>
    </style:style>
    <style:style style:name="P96" style:family="paragraph" style:parent-style-name="Text_20_body">
      <style:text-properties officeooo:paragraph-rsid="00e4628b"/>
    </style:style>
    <style:style style:name="P97" style:family="paragraph" style:parent-style-name="Text_20_body">
      <style:text-properties officeooo:paragraph-rsid="00e4bb68"/>
    </style:style>
    <style:style style:name="P98" style:family="paragraph" style:parent-style-name="Text_20_body">
      <style:text-properties officeooo:paragraph-rsid="00e84d94"/>
    </style:style>
    <style:style style:name="P99" style:family="paragraph" style:parent-style-name="Text_20_body">
      <style:text-properties officeooo:paragraph-rsid="00eb0ed1"/>
    </style:style>
    <style:style style:name="P100" style:family="paragraph" style:parent-style-name="Text_20_body">
      <style:paragraph-properties fo:margin-left="1.4772in" fo:margin-right="0in" fo:text-indent="0in" style:auto-text-indent="false"/>
      <style:text-properties officeooo:paragraph-rsid="00dfc7d6"/>
    </style:style>
    <style:style style:name="P10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102" style:family="paragraph" style:parent-style-name="Heading_20_1">
      <style:text-properties fo:language="none" fo:country="none" style:language-asian="none" style:country-asian="none"/>
    </style:style>
    <style:style style:name="P103"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10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105" style:family="paragraph" style:parent-style-name="Heading_20_6" style:master-page-name="Standard">
      <style:paragraph-properties fo:text-align="start" style:justify-single-word="false" style:page-number="auto"/>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officeooo:rsid="00105bb5"/>
    </style:style>
    <style:style style:name="T14" style:family="text">
      <style:text-properties officeooo:rsid="0010c590"/>
    </style:style>
    <style:style style:name="T15" style:family="text">
      <style:text-properties officeooo:rsid="001160b9"/>
    </style:style>
    <style:style style:name="T16" style:family="text">
      <style:text-properties officeooo:rsid="00131786"/>
    </style:style>
    <style:style style:name="T17" style:family="text">
      <style:text-properties officeooo:rsid="00132abb"/>
    </style:style>
    <style:style style:name="T18" style:family="text">
      <style:text-properties officeooo:rsid="0015451c"/>
    </style:style>
    <style:style style:name="T19" style:family="text">
      <style:text-properties officeooo:rsid="0015fe1b"/>
    </style:style>
    <style:style style:name="T20" style:family="text">
      <style:text-properties officeooo:rsid="0016ac27"/>
    </style:style>
    <style:style style:name="T21" style:family="text">
      <style:text-properties officeooo:rsid="0016d9c1"/>
    </style:style>
    <style:style style:name="T22" style:family="text">
      <style:text-properties officeooo:rsid="00177ea2"/>
    </style:style>
    <style:style style:name="T23" style:family="text">
      <style:text-properties officeooo:rsid="001a0ff3"/>
    </style:style>
    <style:style style:name="T24" style:family="text">
      <style:text-properties officeooo:rsid="001b1cea"/>
    </style:style>
    <style:style style:name="T25" style:family="text">
      <style:text-properties officeooo:rsid="001d3f43"/>
    </style:style>
    <style:style style:name="T26" style:family="text">
      <style:text-properties officeooo:rsid="001ee9d7"/>
    </style:style>
    <style:style style:name="T27" style:family="text">
      <style:text-properties officeooo:rsid="001f2dae"/>
    </style:style>
    <style:style style:name="T28" style:family="text">
      <style:text-properties officeooo:rsid="002029b4"/>
    </style:style>
    <style:style style:name="T29" style:family="text">
      <style:text-properties officeooo:rsid="0021d915"/>
    </style:style>
    <style:style style:name="T30" style:family="text">
      <style:text-properties officeooo:rsid="00235e0f"/>
    </style:style>
    <style:style style:name="T31"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32"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33" style:family="text">
      <style:text-properties officeooo:rsid="002455f2"/>
    </style:style>
    <style:style style:name="T34" style:family="text">
      <style:text-properties officeooo:rsid="00262c81"/>
    </style:style>
    <style:style style:name="T35" style:family="text">
      <style:text-properties officeooo:rsid="0027090f"/>
    </style:style>
    <style:style style:name="T36" style:family="text">
      <style:text-properties officeooo:rsid="0027336b"/>
    </style:style>
    <style:style style:name="T37" style:family="text">
      <style:text-properties officeooo:rsid="002763ad"/>
    </style:style>
    <style:style style:name="T38" style:family="text">
      <style:text-properties officeooo:rsid="0028656c"/>
    </style:style>
    <style:style style:name="T39" style:family="text">
      <style:text-properties officeooo:rsid="0029820e"/>
    </style:style>
    <style:style style:name="T40" style:family="text">
      <style:text-properties officeooo:rsid="002a234a"/>
    </style:style>
    <style:style style:name="T41" style:family="text">
      <style:text-properties officeooo:rsid="002b575d"/>
    </style:style>
    <style:style style:name="T42" style:family="text">
      <style:text-properties officeooo:rsid="002cb16c"/>
    </style:style>
    <style:style style:name="T43" style:family="text">
      <style:text-properties officeooo:rsid="0031db1b"/>
    </style:style>
    <style:style style:name="T44" style:family="text">
      <style:text-properties officeooo:rsid="00327653"/>
    </style:style>
    <style:style style:name="T45" style:family="text">
      <style:text-properties officeooo:rsid="0033af24"/>
    </style:style>
    <style:style style:name="T46" style:family="text">
      <style:text-properties officeooo:rsid="0034424c"/>
    </style:style>
    <style:style style:name="T47" style:family="text">
      <style:text-properties officeooo:rsid="00363834"/>
    </style:style>
    <style:style style:name="T48" style:family="text">
      <style:text-properties officeooo:rsid="00375486"/>
    </style:style>
    <style:style style:name="T49" style:family="text">
      <style:text-properties officeooo:rsid="00388490"/>
    </style:style>
    <style:style style:name="T50" style:family="text">
      <style:text-properties officeooo:rsid="0039575f"/>
    </style:style>
    <style:style style:name="T51" style:family="text">
      <style:text-properties officeooo:rsid="003b455e"/>
    </style:style>
    <style:style style:name="T52" style:family="text">
      <style:text-properties officeooo:rsid="003d14fa"/>
    </style:style>
    <style:style style:name="T53" style:family="text">
      <style:text-properties officeooo:rsid="003d24c7"/>
    </style:style>
    <style:style style:name="T54" style:family="text">
      <style:text-properties officeooo:rsid="003d51bc"/>
    </style:style>
    <style:style style:name="T55" style:family="text">
      <style:text-properties officeooo:rsid="003e0318"/>
    </style:style>
    <style:style style:name="T56" style:family="text">
      <style:text-properties officeooo:rsid="00422cde"/>
    </style:style>
    <style:style style:name="T57" style:family="text">
      <style:text-properties officeooo:rsid="00461c1f"/>
    </style:style>
    <style:style style:name="T58" style:family="text">
      <style:text-properties officeooo:rsid="004b4e28"/>
    </style:style>
    <style:style style:name="T59" style:family="text">
      <style:text-properties officeooo:rsid="004b75cf"/>
    </style:style>
    <style:style style:name="T60" style:family="text">
      <style:text-properties officeooo:rsid="004cee7b"/>
    </style:style>
    <style:style style:name="T61" style:family="text">
      <style:text-properties officeooo:rsid="004eae8b"/>
    </style:style>
    <style:style style:name="T62" style:family="text">
      <style:text-properties officeooo:rsid="004f539d"/>
    </style:style>
    <style:style style:name="T63" style:family="text">
      <style:text-properties officeooo:rsid="005017ba"/>
    </style:style>
    <style:style style:name="T64" style:family="text">
      <style:text-properties officeooo:rsid="0050933c"/>
    </style:style>
    <style:style style:name="T65" style:family="text">
      <style:text-properties officeooo:rsid="0051b2c8"/>
    </style:style>
    <style:style style:name="T66" style:family="text">
      <style:text-properties officeooo:rsid="0052143e"/>
    </style:style>
    <style:style style:name="T67" style:family="text">
      <style:text-properties officeooo:rsid="00562877"/>
    </style:style>
    <style:style style:name="T68" style:family="text">
      <style:text-properties officeooo:rsid="0058dead"/>
    </style:style>
    <style:style style:name="T69" style:family="text">
      <style:text-properties officeooo:rsid="005aae29"/>
    </style:style>
    <style:style style:name="T70" style:family="text">
      <style:text-properties officeooo:rsid="005bc1cc"/>
    </style:style>
    <style:style style:name="T71" style:family="text">
      <style:text-properties officeooo:rsid="005c8e1b"/>
    </style:style>
    <style:style style:name="T72" style:family="text">
      <style:text-properties officeooo:rsid="005e6eb9"/>
    </style:style>
    <style:style style:name="T73" style:family="text">
      <style:text-properties officeooo:rsid="005fc8a6"/>
    </style:style>
    <style:style style:name="T74" style:family="text">
      <style:text-properties officeooo:rsid="0060822e"/>
    </style:style>
    <style:style style:name="T75" style:family="text">
      <style:text-properties officeooo:rsid="006236be"/>
    </style:style>
    <style:style style:name="T76" style:family="text">
      <style:text-properties officeooo:rsid="00633e55"/>
    </style:style>
    <style:style style:name="T77" style:family="text">
      <style:text-properties officeooo:rsid="0064a75b"/>
    </style:style>
    <style:style style:name="T78" style:family="text">
      <style:text-properties fo:font-variant="small-caps"/>
    </style:style>
    <style:style style:name="T79" style:family="text">
      <style:text-properties fo:font-style="normal" style:font-style-asian="normal" style:font-style-complex="normal"/>
    </style:style>
    <style:style style:name="T80" style:family="text">
      <style:text-properties fo:font-style="normal" officeooo:rsid="006b82cb" style:font-style-asian="normal" style:font-style-complex="normal"/>
    </style:style>
    <style:style style:name="T81" style:family="text">
      <style:text-properties officeooo:rsid="006b82cb"/>
    </style:style>
    <style:style style:name="T82" style:family="text">
      <style:text-properties officeooo:rsid="006c2c40"/>
    </style:style>
    <style:style style:name="T83" style:family="text">
      <style:text-properties officeooo:rsid="006c8658"/>
    </style:style>
    <style:style style:name="T84" style:family="text">
      <style:text-properties officeooo:rsid="006de052"/>
    </style:style>
    <style:style style:name="T85" style:family="text">
      <style:text-properties officeooo:rsid="006e2449"/>
    </style:style>
    <style:style style:name="T86" style:family="text">
      <style:text-properties officeooo:rsid="006edeb4"/>
    </style:style>
    <style:style style:name="T87" style:family="text">
      <style:text-properties officeooo:rsid="0070ba87"/>
    </style:style>
    <style:style style:name="T88" style:family="text">
      <style:text-properties officeooo:rsid="0072333c"/>
    </style:style>
    <style:style style:name="T89" style:family="text">
      <style:text-properties officeooo:rsid="00733e8f"/>
    </style:style>
    <style:style style:name="T90" style:family="text">
      <style:text-properties officeooo:rsid="0074d84e"/>
    </style:style>
    <style:style style:name="T91" style:family="text">
      <style:text-properties officeooo:rsid="00761e8f"/>
    </style:style>
    <style:style style:name="T92" style:family="text">
      <style:text-properties officeooo:rsid="0076508e"/>
    </style:style>
    <style:style style:name="T93" style:family="text">
      <style:text-properties officeooo:rsid="00766915"/>
    </style:style>
    <style:style style:name="T94" style:family="text">
      <style:text-properties officeooo:rsid="007864d2"/>
    </style:style>
    <style:style style:name="T95" style:family="text">
      <style:text-properties officeooo:rsid="0079dab0"/>
    </style:style>
    <style:style style:name="T96" style:family="text">
      <style:text-properties officeooo:rsid="007b7f8f"/>
    </style:style>
    <style:style style:name="T97" style:family="text">
      <style:text-properties officeooo:rsid="007d5639"/>
    </style:style>
    <style:style style:name="T98" style:family="text">
      <style:text-properties officeooo:rsid="007e01df"/>
    </style:style>
    <style:style style:name="T99" style:family="text">
      <style:text-properties officeooo:rsid="007fbcf0"/>
    </style:style>
    <style:style style:name="T100" style:family="text">
      <style:text-properties officeooo:rsid="00804d34"/>
    </style:style>
    <style:style style:name="T101" style:family="text">
      <style:text-properties officeooo:rsid="00823165"/>
    </style:style>
    <style:style style:name="T102" style:family="text">
      <style:text-properties officeooo:rsid="00835f10"/>
    </style:style>
    <style:style style:name="T103" style:family="text">
      <style:text-properties officeooo:rsid="00854601"/>
    </style:style>
    <style:style style:name="T104" style:family="text">
      <style:text-properties fo:language="ru" fo:country="RU" style:language-complex="hi" style:country-complex="IN"/>
    </style:style>
    <style:style style:name="T105" style:family="text">
      <style:text-properties fo:language="ru" fo:country="RU" officeooo:rsid="00854601" style:language-complex="hi" style:country-complex="IN"/>
    </style:style>
    <style:style style:name="T106" style:family="text">
      <style:text-properties fo:language="ru" fo:country="RU" officeooo:rsid="00866f75" style:language-complex="hi" style:country-complex="IN"/>
    </style:style>
    <style:style style:name="T107" style:family="text">
      <style:text-properties fo:language="ru" fo:country="RU" officeooo:rsid="00aef8dd" style:language-complex="hi" style:country-complex="IN"/>
    </style:style>
    <style:style style:name="T108"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109"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110" style:family="text">
      <style:text-properties officeooo:rsid="00866f75"/>
    </style:style>
    <style:style style:name="T111" style:family="text">
      <style:text-properties officeooo:rsid="00878ebd"/>
    </style:style>
    <style:style style:name="T112" style:family="text">
      <style:text-properties officeooo:rsid="00885efa"/>
    </style:style>
    <style:style style:name="T113" style:family="text">
      <style:text-properties officeooo:rsid="0089d02b"/>
    </style:style>
    <style:style style:name="T114" style:family="text">
      <style:text-properties officeooo:rsid="008bc171"/>
    </style:style>
    <style:style style:name="T115" style:family="text">
      <style:text-properties officeooo:rsid="008d4797"/>
    </style:style>
    <style:style style:name="T116" style:family="text">
      <style:text-properties officeooo:rsid="008e3cf3"/>
    </style:style>
    <style:style style:name="T117" style:family="text">
      <style:text-properties officeooo:rsid="00937454"/>
    </style:style>
    <style:style style:name="T118" style:family="text">
      <style:text-properties officeooo:rsid="009494b1"/>
    </style:style>
    <style:style style:name="T119" style:family="text">
      <style:text-properties officeooo:rsid="0094d8d9"/>
    </style:style>
    <style:style style:name="T120" style:family="text">
      <style:text-properties officeooo:rsid="009604e0"/>
    </style:style>
    <style:style style:name="T121" style:family="text">
      <style:text-properties officeooo:rsid="0099b814"/>
    </style:style>
    <style:style style:name="T122" style:family="text">
      <style:text-properties officeooo:rsid="009a5a2a"/>
    </style:style>
    <style:style style:name="T123" style:family="text">
      <style:text-properties officeooo:rsid="009baae0"/>
    </style:style>
    <style:style style:name="T124" style:family="text">
      <style:text-properties officeooo:rsid="009c4c4d"/>
    </style:style>
    <style:style style:name="T125" style:family="text">
      <style:text-properties officeooo:rsid="009d4d29"/>
    </style:style>
    <style:style style:name="T126" style:family="text">
      <style:text-properties officeooo:rsid="009e1fea"/>
    </style:style>
    <style:style style:name="T127" style:family="text">
      <style:text-properties officeooo:rsid="009e3ce2"/>
    </style:style>
    <style:style style:name="T128" style:family="text">
      <style:text-properties officeooo:rsid="009e873f"/>
    </style:style>
    <style:style style:name="T129" style:family="text">
      <style:text-properties officeooo:rsid="00a07f85"/>
    </style:style>
    <style:style style:name="T130" style:family="text">
      <style:text-properties officeooo:rsid="00a0ca12"/>
    </style:style>
    <style:style style:name="T131" style:family="text">
      <style:text-properties officeooo:rsid="00a1ace6"/>
    </style:style>
    <style:style style:name="T132" style:family="text">
      <style:text-properties officeooo:rsid="00a37572"/>
    </style:style>
    <style:style style:name="T133" style:family="text">
      <style:text-properties officeooo:rsid="00a49d98"/>
    </style:style>
    <style:style style:name="T134" style:family="text">
      <style:text-properties officeooo:rsid="00a8b305"/>
    </style:style>
    <style:style style:name="T135" style:family="text">
      <style:text-properties officeooo:rsid="00aa4ee9"/>
    </style:style>
    <style:style style:name="T136" style:family="text">
      <style:text-properties officeooo:rsid="00aaf337"/>
    </style:style>
    <style:style style:name="T137" style:family="text">
      <style:text-properties officeooo:rsid="00aef8dd"/>
    </style:style>
    <style:style style:name="T138" style:family="text">
      <style:text-properties officeooo:rsid="00b09de6"/>
    </style:style>
    <style:style style:name="T139" style:family="text">
      <style:text-properties officeooo:rsid="00b2e0fa"/>
    </style:style>
    <style:style style:name="T140" style:family="text">
      <style:text-properties officeooo:rsid="00b39899"/>
    </style:style>
    <style:style style:name="T141" style:family="text">
      <style:text-properties officeooo:rsid="00b472ed"/>
    </style:style>
    <style:style style:name="T142" style:family="text">
      <style:text-properties officeooo:rsid="00b56284"/>
    </style:style>
    <style:style style:name="T143" style:family="text">
      <style:text-properties officeooo:rsid="00b5f240"/>
    </style:style>
    <style:style style:name="T144" style:family="text">
      <style:text-properties officeooo:rsid="00bfcf9e"/>
    </style:style>
    <style:style style:name="T145" style:family="text">
      <style:text-properties officeooo:rsid="00c0a824"/>
    </style:style>
    <style:style style:name="T146" style:family="text">
      <style:text-properties officeooo:rsid="00c12e4b"/>
    </style:style>
    <style:style style:name="T147" style:family="text">
      <style:text-properties officeooo:rsid="00c2d48f"/>
    </style:style>
    <style:style style:name="T148" style:family="text">
      <style:text-properties officeooo:rsid="00c38124"/>
    </style:style>
    <style:style style:name="T149" style:family="text">
      <style:text-properties officeooo:rsid="00c4ad28"/>
    </style:style>
    <style:style style:name="T150" style:family="text">
      <style:text-properties officeooo:rsid="00c595a4"/>
    </style:style>
    <style:style style:name="T151" style:family="text">
      <style:text-properties officeooo:rsid="00c5a1c7"/>
    </style:style>
    <style:style style:name="T152" style:family="text">
      <style:text-properties officeooo:rsid="00c6a6fc"/>
    </style:style>
    <style:style style:name="T153" style:family="text">
      <style:text-properties officeooo:rsid="00c96220"/>
    </style:style>
    <style:style style:name="T154" style:family="text">
      <style:text-properties officeooo:rsid="00ca7c42"/>
    </style:style>
    <style:style style:name="T155" style:family="text">
      <style:text-properties officeooo:rsid="00cab2b0"/>
    </style:style>
    <style:style style:name="T156" style:family="text">
      <style:text-properties fo:font-weight="normal" style:font-weight-asian="normal" style:font-weight-complex="normal"/>
    </style:style>
    <style:style style:name="T157" style:family="text">
      <style:text-properties fo:font-weight="normal" officeooo:rsid="00d7d536" style:font-weight-asian="normal" style:font-weight-complex="normal"/>
    </style:style>
    <style:style style:name="T158" style:family="text">
      <style:text-properties fo:font-weight="normal" officeooo:rsid="00d9b0d8" style:font-weight-asian="normal" style:font-weight-complex="normal"/>
    </style:style>
    <style:style style:name="T159" style:family="text">
      <style:text-properties officeooo:rsid="00cca6b6"/>
    </style:style>
    <style:style style:name="T160" style:family="text">
      <style:text-properties officeooo:rsid="00ce3615"/>
    </style:style>
    <style:style style:name="T161" style:family="text">
      <style:text-properties officeooo:rsid="00d03fc5"/>
    </style:style>
    <style:style style:name="T162" style:family="text">
      <style:text-properties officeooo:rsid="00d23023"/>
    </style:style>
    <style:style style:name="T163" style:family="text">
      <style:text-properties officeooo:rsid="00d25253"/>
    </style:style>
    <style:style style:name="T164" style:family="text">
      <style:text-properties officeooo:rsid="00d30f16"/>
    </style:style>
    <style:style style:name="T165" style:family="text">
      <style:text-properties officeooo:rsid="00d31bf1"/>
    </style:style>
    <style:style style:name="T166" style:family="text">
      <style:text-properties officeooo:rsid="00d4f64c"/>
    </style:style>
    <style:style style:name="T167" style:family="text">
      <style:text-properties fo:font-weight="bold" style:font-weight-asian="bold" style:font-weight-complex="bold"/>
    </style:style>
    <style:style style:name="T168" style:family="text">
      <style:text-properties officeooo:rsid="00d70aab"/>
    </style:style>
    <style:style style:name="T169" style:family="text">
      <style:text-properties officeooo:rsid="00d7aa22"/>
    </style:style>
    <style:style style:name="T170" style:family="text">
      <style:text-properties officeooo:rsid="00d7d536"/>
    </style:style>
    <style:style style:name="T171" style:family="text">
      <style:text-properties officeooo:rsid="00d9b0d8"/>
    </style:style>
    <style:style style:name="T172" style:family="text">
      <style:text-properties officeooo:rsid="00dde28f"/>
    </style:style>
    <style:style style:name="T173" style:family="text">
      <style:text-properties officeooo:rsid="00dfc7d6"/>
    </style:style>
    <style:style style:name="T174" style:family="text">
      <style:text-properties officeooo:rsid="00e07a21"/>
    </style:style>
    <style:style style:name="T175" style:family="text">
      <style:text-properties officeooo:rsid="00e1ce3c"/>
    </style:style>
    <style:style style:name="T176" style:family="text">
      <style:text-properties officeooo:rsid="00e1ea05"/>
    </style:style>
    <style:style style:name="T177" style:family="text">
      <style:text-properties officeooo:rsid="00e3c689"/>
    </style:style>
    <style:style style:name="T178" style:family="text">
      <style:text-properties officeooo:rsid="00e4628b"/>
    </style:style>
    <style:style style:name="T179" style:family="text">
      <style:text-properties officeooo:rsid="00e4bb68"/>
    </style:style>
    <style:style style:name="T180" style:family="text">
      <style:text-properties officeooo:rsid="00e54357"/>
    </style:style>
    <style:style style:name="T181" style:family="text">
      <style:text-properties officeooo:rsid="00e78eef"/>
    </style:style>
    <style:style style:name="T182" style:family="text">
      <style:text-properties officeooo:rsid="00e84d94"/>
    </style:style>
    <style:style style:name="T183" style:family="text">
      <style:text-properties officeooo:rsid="00e9e5c5"/>
    </style:style>
    <style:style style:name="T184" style:family="text">
      <style:text-properties officeooo:rsid="00eb0ed1"/>
    </style:style>
    <style:style style:name="T185" style:family="text">
      <style:text-properties officeooo:rsid="00ebfa1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5" text:outline-level="6">предисловие переводчика</text:h>
      <text:p text:style-name="Text_20_body">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Text_20_body">B 1975 «Круглая <text:span text:style-name="T128">Р</text:span>адуга» Томаса Пинчена не удостоилась высшей литературной награды США, Пулицеровской премии. Премиальный комитет вынес решение, что книгу читать невозможно... И я их очень понимаю: после некоторых страниц, мне приходилось откладывать её на пару дней, а то и на неделю, пока уляжется тошнота отвращения и позывы блюнуть. А иногда чувство самосохранения буквально заставляло отложить, чтобы не задохнуться от хохота.... То вдруг, среди мультяшных потасовок, врезаешься в колонну невыразимо глубокой горечи, что плющит тебя напрочь, сердце идёт вразнос и давишься ужасом от неизбежности быть частью всего этого, частью людей, и замираешь, стиснутым, лишённым слов, лишённым слёз растраченных давным-давно, а зря, они бы помогли сейчас... может быть.... </text:p>
      <text:p text:style-name="Text_20_body">Немалое число среди читающих американцев и поныне не перестают задаваться вопросом: "что она вообще такое <text:span text:style-name="Emphasis">Круглая Радуга </text:span>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 text:style-name="Emphasis">Радуги</text:span>? </text:p>
      <text:p text:style-name="Text_20_body">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 незнакомый зверь, когда он с биркой, то малос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мера наказания: условно амнистировать, поскольку в своих недрах оно способно вынашивать Творцов подобных Томасу Пинчону. </text:p>
      <text:p text:style-name="Text_20_body"><text:soft-page-break/>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89"/>
      <text:h text:style-name="P102" text:outline-level="1"/>
      <text:h text:style-name="P102" text:outline-level="1">Круглая Радуга</text:h>
      <text:p text:style-name="P1">Посвящается Ричарду Фаринья</text:p>
      <text:h text:style-name="P44" text:outline-level="3">1</text:h>
      <text:h text:style-name="P44" text:outline-level="3">За пределами Нуля</text:h>
      <text:h text:style-name="P43"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width="6.9252in" svg:height="0.3661in" draw:z-index="1"><draw:image xlink:href="Pictures/1000000000000B720000009B428C9716555D8079.png" xlink:type="simple" xlink:show="embed" xlink:actuate="onLoad" loext:mime-type="image/png"/></draw:frame></text:p>
      <text:p text:style-name="Text_20_body"><text:s/></text:p>
      <text:p text:style-name="Text_20_body">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уже просто театр. Освещение в вагонах отключено. Нигде вообще нет света. Над ним опорные бал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text:soft-page-break/>спектакль, <text:span text:style-name="T13">закачаешься</text:span>: хрустальный дворец вдр<text:span text:style-name="T13">ызг</text:span>. Однако, в полной темноте, без проблеска света, <text:span text:style-name="T14">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13">н</text:span>ых среди прочей всячины, которую <text:span text:style-name="T15">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15">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16">трухлый</text:span> бетон, <text:span text:style-name="T16">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17">давно</text:span> минувших дней, запахи керосинных зим, воскресных дней без уличного движения, кораллоподобно <text:span text:style-name="T18">необъяснимого</text:span> живого роста, начали вписыват<text:span text:style-name="T18">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18">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19">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20">опорах</text:span> в тёмно-зелёной краске, свисают <text:span text:style-name="T21">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22">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штукатуркой, где вымерли все крысы <text:span text:style-name="T23">до единой </text:span>и только <text:span text:style-name="T24">лишь </text:span>призраки их, <text:span text:style-name="T24">недвижимые подобно</text:span> рисунк<text:span text:style-name="T24">ам</text:span> в пещере, застыли <text:span text:style-name="T24">по</text:span> стена<text:span text:style-name="T24">м</text:span> упрямым свечением… беженцев забирают партиями, на лифте—дощатая п<text:span text:style-name="T24">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25">из </text:span>этаже<text:span text:style-name="T25">й</text:span> беженцы продвигаются и <text:span text:style-name="T25">пере</text:span>ходят на коричневый пол… тут тысячи этих тихих комнат без света…. </text:p>
      <text:p text:style-name="P3"><text:soft-page-break/>Некоторые отстранённо ждут, кто-то уже делит своё невидимое помещение с другими. Не видно не зги, да, хотя <text:span text:style-name="T25">чего уж</text:span> перебирать <text:span text:style-name="T25">меблировкой</text:span>, раз <text:span text:style-name="T25">докатились</text:span> до такого? Под ногами хрустит древнейшая грязь города, последние напластования всего, что город <text:span text:style-name="T25">отжал</text:span>, чем <text:span text:style-name="T25">пуг</text:span>ал, лгал своим детям. Кому не сл<text:span text:style-name="T26">ышался этот</text:span> голос, <text:span text:style-name="T26">задушевный такой</text:span>, типа, <text:span text:style-name="T26">только между нами</text:span>: «<text:span text:style-name="T26">Да</text:span> ты <text:span text:style-name="T26">ж </text:span>и <text:span text:style-name="T26">сам </text:span>не вери<text:span text:style-name="T27">л</text:span>, <text:span text:style-name="T26">что</text:span> спасёшься. <text:span text:style-name="T28">Чего там</text:span>, теперь-<text:span text:style-name="T27">то все</text:span> мы уж<text:span text:style-name="T27">е</text:span> знаем <text:span text:style-name="T27">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28">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31">а́</text:span>м: начинает различаться сб<text:span text:style-name="T29">род</text:span> <text:span text:style-name="T29">перепившихся</text:span> <text:span text:style-name="T30">гуляк</text:span>, и в форме, и без, в обнимку с пустыми или полупустыми бутылками, <text:span text:style-name="T30">тут</text:span> развесился на стуле, <text:span text:style-name="T30">там</text:span> свернулся калачиком в нетопленном камине, вон те раскинулись на диванах, <text:span text:style-name="T30">поверх затоптанных</text:span> ковр<text:span text:style-name="T30">ов</text:span>, в шезлонгах на разных уровнях громадного зала, храпя<text:span text:style-name="T30">т</text:span> и сопя<text:span text:style-name="T30">т</text:span> на все лады <text:span text:style-name="T30">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30">тянувшиеся</text:span> вокруг горизонталы, товарищи по оружию, поразрумянились, <text:span text:style-name="T30">будто</text:span> компашка голландских мужиков, которым снится их воскрешение в следующие пару минут. </text:p>
      <text:p text:style-name="Text_20_body">По званию он Капитан, имя <text:span text:style-name="T33">Джеффри</text:span> («Пират») Прентис. Поверх него тёплое одеяло шотландской расцветки из оранжевого, ржавого, алого. У его черепа такое ощущение, словно <text:span text:style-name="T33">его</text:span> отли<text:span text:style-name="T33">ли</text:span> из металла. </text:p>
      <text:p text:style-name="Text_20_body">Прямиком над ним, на высоте четырёх метров, Тэди Блот вот-вот свалится с балкончика музыкантов, <text:span text:style-name="T33">из</text:span>брав для падения дыру, которую кто-то в грандиозном бзике прошиб несколько недель назад в эбонитовых до<text:span text:style-name="T33">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33">аккомпанемент</text:span> зазвякавших пружин сетки. Одна из ножек отлетает прочь. «Доброе утро»,– <text:span text:style-name="T33">за</text:span>мечает Пират. Блот кратко улыбается и засыпает снова, уютно укутавшись в одеяло Пирата. </text:p>
      <text:p text:style-name="Text_20_body">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33">помимо этого</text:span> шло <text:span text:style-name="T34">также</text:span> удобрение от троицы призовых Вессекских свиноматок <text:soft-page-break/>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35">с</text:span> к тому добавки из недопереваренной пищи <text:span text:style-name="T35">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35">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35">желают </text:span>хоть одним глазком <text:span text:style-name="T35">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35">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text:soft-page-break/>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36">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70"><draw:frame draw:style-name="fr1" draw:name="Image2" text:anchor-type="paragraph" svg:width="6.9252in" svg:height="0.3661in" draw:z-index="0"><draw:image xlink:href="Pictures/1000000000000B720000009B428C9716555D8079.png" xlink:type="simple" xlink:show="embed" xlink:actuate="onLoad" loext:mime-type="image/png"/></draw:frame></text:p>
      <text:p text:style-name="P45"/>
      <text:p text:style-name="P46">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text:soft-page-break/>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37">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37">Вы</text:span>жидая секунд<text:span text:style-name="T38">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57">А ну, оторви-ка свою жопу от пола,</text:p>
      <text:p text:style-name="P57">(пожуй банан-чик) </text:p>
      <text:p text:style-name="P57">Зубы почисть и вперёд, на войну! </text:p>
      <text:p text:style-name="P57">Махни на прощанье <text:span text:style-name="T39">своей </text:span>спящей стране, </text:p>
      <text:p text:style-name="P57"><text:soft-page-break/>И мечтам пошли поцелуй, </text:p>
      <text:p text:style-name="P57">Скажи Мисс Гребл, </text:p>
      <text:p text:style-name="P57">У тебя не стои́т, </text:p>
      <text:p text:style-name="P57">И не встанет до самой Победы, о, </text:p>
      <text:p text:style-name="P57">Но в мирное время всё будет торчком, </text:p>
      <text:p text:style-name="P57">(пожуй банан-чик) </text:p>
      <text:p text:style-name="P57">Вино шипучее, девульки жгучие— </text:p>
      <text:p text:style-name="P57">Осталось лишь пару немчур победить,</text:p>
      <text:p text:style-name="P57">Так улыбнись пошире, улыбкой лучшей в мире, </text:p>
      <text:p text:style-name="P57">Не заставляй нас повторять— </text:p>
      <text:p text:style-name="P57">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39">а</text:span>бичем, поперёк которо<text:span text:style-name="T39">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text:soft-page-break/>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39">по</text:span> все<text:span text:style-name="T39">м</text:span> комнат<text:span text:style-name="T39">ам</text:span> ширится, <text:s/>сменяя застойный дым ночи, <text:span text:style-name="T40">вперемешку с </text:span>алкогол<text:span text:style-name="T40">ем</text:span> и п<text:span text:style-name="T31">о́</text:span>т<text:span text:style-name="T40">ом</text:span>, хрупкий, райск<text:span text:style-name="T41">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41">но вот </text:span>так, без экивоков, Смерть посылают на хуй—живая генетическая цепочка оказывается достаточно лабиринтной, чтоб сохран<text:span text:style-name="T43">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41">посреди</text:span> войн<text:span text:style-name="T41">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41">окружает</text:span> побереж<text:span text:style-name="T41">ья</text:span> громадного трапезного стола, остров южных морей за пару тропиков от промозглых средневековых фантазий Коридона Роспа, <text:span text:style-name="T41">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41">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41">с</text:span>аны, банановые пельмени, банановый джем, банановый хлеб и бананы обожжённые на пламени коньяка многолетней выдержки, который Пират при<text:span text:style-name="T41">хватил</text:span> с собой в прошлом году из винного погреба в <text:span text:style-name="T41">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44">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text:soft-page-break/>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45">возвращаясь</text:span> в трапезную к остальным, что наслаждаются своим банановым изобилием, густое насыщенье их изголодалых нёб <text:span text:style-name="T42">потерялось </text:span>где-то по ходу утра протяну<text:span text:style-name="T42">того</text:span> между ним и ими. <text:span text:style-name="T42">Разобщены н</text:span>а сотню миль, и <text:span text:style-name="T42"><text:s/></text:span>так <text:span text:style-name="T42">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42">и впрямь</text:span> начали собираться. Команда американских сапёров высыпали на дорогу, <text:span text:style-name="T42">топают</text:span> расчищать какие-то руины неподалёку, <text:s/>и поют: </text:p>
      <text:p text:style-name="P58">Ух…</text:p>
      <text:p text:style-name="P58">Холодней, чем титьки ведьмы! </text:p>
      <text:p text:style-name="P58">Холодней ведра</text:p>
      <text:p text:style-name="P58">пингвиньего дерьма! </text:p>
      <text:p text:style-name="P58">Холодней, чем шерсть</text:p>
      <text:p text:style-name="P58">на заднице полярного медведя! </text:p>
      <text:p text:style-name="P58">И даже, чем иней на </text:p>
      <text:p text:style-name="P58">фужере шампанского вина! </text:p>
      <text:p text:style-name="P71"/>
      <text:p text:style-name="P47">Нет, они <text:span text:style-name="T46">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47">хотели</text:span>… Трансильванские мадьяры, умеют порчу насылать… шепчут <text:span text:style-name="T48">среди</text:span> ноч<text:span text:style-name="T48">и</text:span>… Ну, <text:span text:style-name="T48">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48">новение</text:span> в фантазии посторонних: способность даже, брать на себя бремя управления ими, в данном случае <text:span text:style-name="T48">это всё</text:span> нафантазил румынский эмигрант-роялист, который может пригодиться в недалёком будущем. Этот его дар Фирма <text:span text:style-name="T48">считает</text:span> крайне полезным: в наше время не тронутые умственно лидеры и прочие исторические фигуры <text:span text:style-name="T48">нужны как воздух</text:span>. <text:span text:style-name="T48">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48">схронов</text:span>, под ветерком овевающ<text:span text:style-name="T48">и</text:span>м их бунгало, пить за них что им вредно, <text:span text:style-name="T49">удерживать их на курсе</text:span> ко входу их присутственных мест, не допускать, чтоб их невинность пострадала больше, чем она и без того уже натерпелась… <text:span text:style-name="T49">возбуждаться</text:span> вместо них до эрекции <text:span text:style-name="T49">от </text:span>непрошенны<text:span text:style-name="T49">х</text:span> мысл<text:span text:style-name="T49">ей</text:span>, которые по мнению докторов не совсем того… страшится всего, что не должно <text:span text:style-name="T49">в</text:span>ызывать в них страха… тут будет уместным <text:soft-page-break/>вспомнить слова П.М.С. Блакета: «Н<text:span text:style-name="T49">а войне н</text:span>ельзя руковод<text:span text:style-name="T49">ствоваться</text:span> порывами эмоций». <text:span text:style-name="T49">Вот и</text:span> мурлы<text:span text:style-name="T49">чь</text:span> себе тот тупой мотивчик, которому тебя обучали, <text:span text:style-name="T55">да</text:span> постарайся хуйни не напороть: </text:p>
      <text:p text:style-name="P59">Да—я—тот </text:p>
      <text:p text:style-name="P59">Самый, кто бредёт </text:p>
      <text:p text:style-name="P59">сквозь их фан-тази-и! </text:p>
      <text:p text:style-name="P59">Переживаю вместо них— </text:p>
      <text:p text:style-name="P59">Даже когда на девушку я вла-зи-ю— </text:p>
      <text:p text:style-name="P59">Приходится мне думать за других, </text:p>
      <text:p text:style-name="P59">Я знаю наперёд кому придёт черёд… </text:p>
      <text:p text:style-name="P59"/>
      <text:p text:style-name="P81">[И тут вступают тубы, баритоны и тромбоны в единой октаве] </text:p>
      <text:p text:style-name="P59"/>
      <text:p text:style-name="P59">И мне по барабану, что опааааасно это, </text:p>
      <text:p text:style-name="P59">Опасность – крыша, с которой я упал давным-давно— </text:p>
      <text:p text:style-name="P61">А когда придёт мне каюк, ты не <text:span text:style-name="T66">слишком </text:span>печалься, друг, </text:p>
      <text:p text:style-name="P59"><text:span text:style-name="T66">Вы</text:span>ссы на мой надгробный камень, </text:p>
      <text:p text:style-name="P59">Пив<text:span text:style-name="T66">о</text:span>, что задолжал <text:span text:style-name="T66">ты </text:span>мне, </text:p>
      <text:p text:style-name="P59">И—вперёд! </text:p>
      <text:p text:style-name="P7"/>
      <text:p text:style-name="Text_20_body"><text:span text:style-name="T49">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50">в настолько</text:span> непредсказуемые масштаб<text:span text:style-name="T50">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50">из</text:span>лишнюю хромосому Симптома Дауна, точно по темечку. С какого-то момента он <text:span text:style-name="T50">понимал </text:span>уже, что некоторые эпизоды в его снах принадлежат не ему. Не потому что об этом, уже наяву, свидетельствовал дотошный анализ <text:span text:style-name="T50">у</text:span>виденного, нет, 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text:soft-page-break/>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50">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50">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56">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50">состоялся</text:span> первый эпизод вне условий какого-либо сна—это случилось в <text:span text:style-name="T50">ходе </text:span>его Киплинговск<text:span text:style-name="T50">ого</text:span> период<text:span text:style-name="T50">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50">лучше</text:span>, <text:span text:style-name="T50">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59">потащится</text:span> к столам <text:span text:style-name="T59">взвода суданских арабов</text:span> с широкой улыбкой и обратится к их сержанту на ты и по имени, <text:span text:style-name="T53">по братски</text:span>. Так что, конечно, Пират сделал ошибку, когда признал <text:span text:style-name="T50">свою</text:span> причастность к этой фантазии Лофа, о которой очень даже скоро узнали и верхние эшелоны. Заносится в досье, а в результате Фирма, в Их неустанном поиске <text:span text:style-name="T53">способных устраивать дела</text:span>, вызывает его в район <text:span text:style-name="T60">У</text:span>айтхолла понаблюдать его трансы поверх столешниц под синей бязью и жутких бумажных игрищ, как его <text:soft-page-break/>глаза закатываются задом наперёд в его голове <text:span text:style-name="T51">для прочтения</text:span> <text:span text:style-name="T51">давних</text:span>, глипто-древни<text:span text:style-name="T51">х </text:span>письм<text:span text:style-name="T51">ён</text:span> в <text:span text:style-name="T51">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53">направился</text:span> к этой <text:span text:style-name="T53">непонятности</text:span>. <text:span text:style-name="T53">Та</text:span> <text:span text:style-name="T53">за</text:span>скользи<text:span text:style-name="T53">ла</text:span> ему навстречу по камням мостовой медленно, как слизняк, оставляя в улице позади себя след с непонятно слизистым отблеском, исходивши<text:span text:style-name="T53">м</text:span> никак не от тумана. В разделя<text:span text:style-name="T53">ющ</text:span>ем их пространстве <text:span text:style-name="T53">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51">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51">а</text:span>лись судьбы всей Европы: </text:p>
      <text:p text:style-name="Text_20_body"/>
      <text:p text:style-name="P60">Никто не-знает-где на-карте,</text:p>
      <text:p text:style-name="P60">Кто-б-мог подумать всё пойдёт-с-того? </text:p>
      <text:p text:style-name="P60">Но всякий серб иль монте-негро-ец </text:p>
      <text:p text:style-name="P60">Только и ждут, что грянет наконец— </text:p>
      <text:p text:style-name="P60">О, милая, пакуй мой саквояж, </text:p>
      <text:p text:style-name="P60">И прикури сигару мне потолще, </text:p>
      <text:p text:style-name="P60">Пиши мне до востр-ебо-вания: </text:p>
      <text:p text:style-name="P60">Вос-точный Экс-пресс, </text:p>
      <text:p text:style-name="P60">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57">й</text:span>ся своих владелиц, висит у трактирных фонарей Ист-Енда, покуда Аденоид не прекращает бесчинств, но не заглатывает в жертву кого п<text:span text:style-name="T31">о́</text:span>падя, нет, у злобного Аденоида имеется общий план, в соответствии <text:soft-page-break/>с которым ведётся отбор определённых особ—<text:span text:style-name="T53">с учётом</text:span> предстоящи<text:span text:style-name="T53">х</text:span> выбор<text:span text:style-name="T53">ов</text:span>, ширящ<text:span text:style-name="T53">его</text:span>ся невысказанн<text:span text:style-name="T53">ого</text:span> недовольств<text:span text:style-name="T53">а</text:span> в Англии, вверга<text:span text:style-name="T53">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51">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54">ов</text:span> на их маршруте перехватывают твёрдо-пупырчаты<text:span text:style-name="T54">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52">н</text:span>улся. Хотя ему и удалось разработать ломаный диалект, на котором они с Аденоидом могли общаться, его <text:span text:style-name="T52">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text:soft-page-break/>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52">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54">ужасаясь</text:span> его грандиозностью—но только не <text:s/>второй мировой, разумеется. Впрочем, Пирату <text:span text:style-name="T52">в тот период</text:span> Фирма позволяла лишь крошечно гомеопатические дозы мира, чтобы он не пошёл вразнос, но, <text:span text:style-name="T54">вместе с тем,</text:span> <text:span text:style-name="T54">чтобы</text:span> <text:span text:style-name="T58">и </text:span>не отравился <text:s/>ими. </text:p>
      <text:p text:style-name="P71"><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45">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65">х</text:span> очк<text:span text:style-name="T65">ов</text:span> по рецепту, в золотой оправе <text:span text:style-name="T65">и</text:span> стиле генерала МакАртура, пар<text:span text:style-name="T65">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65">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65">излишне</text:span> любопытных), Блоту не до этого всего: он слишком поглощён подготовкой возможных оправданий, если его застукают, хот<text:span text:style-name="T61">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видят, он тут примелькался, ну-этот-как-его, они <text:span text:style-name="T61">тут</text:span>, вроде, <text:span text:style-name="T61">с</text:span> Ок<text:span text:style-name="T61">с</text:span>форд<text:span text:style-name="T61">ской</text:span>, лейтенант что работает в конце коридора в ТОТСССГ…. </text:p>
      <text:p text:style-name="Text_20_body"><text:soft-page-break/>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61">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61">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61">взглянуть</text:span> в глаза друг другу, пока не скрипнешь стулом на 90°. Стол Тантиви аккуратен, у Слотропа же жуткая свалка, <text:span text:style-name="T61">в которой</text:span> и чёрт ногу сломит. Он не расчищался до столешницы с 1942. Навал слежался слоями <text:span text:style-name="T62">скреплёнными</text:span> вкраплени<text:span text:style-name="T62">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62">ой</text:span>, лепёшками высохших пятен чая или кофе, следами сахара и Домашнего Молока, <text:span text:style-name="T62">сюда же примешаны </text:span>пригоршн<text:span text:style-name="T62">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62">растолчённые </text:span>в пыль. Затем <text:span text:style-name="T62">идёт</text:span> россыпь скрепок, кремней <text:span text:style-name="T62">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62">жутко-</text:span>трудно-<text:span text:style-name="T62">где-</text:span>на<text:span text:style-name="T62">йти</text:span> гелиотропный и горчичный, Скользкий Вяз Таблетки Т<text:span text:style-name="T67">э</text:span>я от Горла, присланные мамой Слотропа, Налиной, аж из <text:span text:style-name="T65">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63">ю</text:span>б<text:span text:style-name="T63">э</text:span> нашёл розу в Ирландии» («У него <text:span text:style-name="T63">попадаются</text:span> неплохие аранжировки»,– уверяет Тантиви,–«<text:span text:style-name="T63">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63">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63">в </text:span>обшивк<text:span text:style-name="T63">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63">м</text:span> цвето<text:span text:style-name="T63">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МИДом—и обычно, если не утащили или не выброшен, номер <text:span text:style-name="T1">Новостей Мира</text:span> тоже где-нибудь воткнут—Слотроп заядлый читатель. </text:p>
      <text:p text:style-name="Text_20_body"><text:soft-page-break/>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63">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63">ая</text:span>, и Катариной, золот<text:span text:style-name="T63">ая</text:span>, <text:span text:style-name="T63">а</text:span> взгляд переходит на Алису, Делорес, Ширли, парочка Сэлли—тут в основном красн<text:span text:style-name="T63">ые</text:span> и сини<text:span text:style-name="T63">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64">м</text:span> смерти <text:span text:style-name="T64">ему</text:span> явно <text:span text:style-name="T64">хватает</text:span> врем<text:span text:style-name="T64">ени</text:span>, чтоб и за девушками успе<text:span text:style-name="T64">ва</text:span>ть. Если <text:span text:style-name="T64">имеется</text:span> какая-то причина клеить эти бумажные звезды кажд<text:span text:style-name="T64">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64">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71"><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72"/>
      <text:p text:style-name="P84"><text:soft-page-break/>Ветер изменился, дует с юго-запада, и барометр падает. Немногим за полдень, а уже стемнело <text:span text:style-name="T68">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69">ещё </text:span>до приезда Слотропа, самая усиленная охрана из всех, что он вообще <text:span text:style-name="T69">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69">ы</text:span>—американскому лейтенанту и <text:span text:style-name="T69">посмотреть</text:span> нельзя, нет, не сегодня. ТОТСССГ, конечно, бедный родственник для разведки Союзных Сил. Но хоть на этот раз Слотроп не один <text:span text:style-name="T69">такой</text:span>, он с холодным удовлетворением пронаблюдал как его ровню из ТехИнформа, а вскоре и шефа <text:span text:style-name="T69">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69">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69">по справочнику</text:span>. <text:span text:style-name="T69">За этим</text:span> что-то больше<text:span text:style-name="T69">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70">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70">из-</text:span>за соседн<text:span text:style-name="T70">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70">подставили</text:span>. Боже, нельзя же, чтоб <text:span text:style-name="T70">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76">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70">ляется</text:span> за высокими холодными окнами М<text:span text:style-name="T70">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70">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70">в подобных</text:span> океан<text:span text:style-name="T70">ах</text:span>, Тантиви всегда рядом, красне<text:span text:style-name="T70">ет </text:span>и улыба<text:span text:style-name="T70">ется</text:span>, а Слотроп изумл<text:span text:style-name="T70">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70">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70">плакатиками</text:span> <text:span text:style-name="T78">запрещается</text:span> или <text:span text:style-name="T78">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71">недавно</text:span>, ну, это вообще <text:span text:style-name="T72">ни в какие ворота</text:span>, жуткий заговор какой-то, когда Слотроп зашёл, как и условились, встретиться с одной, но увидел двух, рядышком, и ракурс <text:span text:style-name="T72">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72">а</text:span> в луче, тут-то и накатила паранойя, лица их <text:span text:style-name="T1">обеих</text:span> двух начали к нему <text:span text:style-name="T72">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72">ничего подобного</text:span>! Никто <text:span text:style-name="T72">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72">шись</text:span> платк<text:span text:style-name="T72">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72">малость перебор</text:span>, возможно, но… «Мне ведомо, есть в миру любовь <text:span text:style-name="T72">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73">з</text:span>а охо<text:span text:style-name="T73">чими</text:span> двуствол<text:span text:style-name="T73">ками</text:span>, <text:span text:style-name="T73">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73">под</text:span>водить его <text:span text:style-name="T73">к</text:span> тем<text:span text:style-name="T73">е</text:span> дипломатическим<text:span text:style-name="T73">и уловками</text:span>, даже теперь. На первых порах Слотроп, с чудаковатым <text:span text:style-name="T73">джентльменством</text:span>, вообще <text:span text:style-name="T73">её не касался</text:span>, пок<text:span text:style-name="T73">уд</text:span>а не понял насколько Тантиви застенчив. Ему дошло это, когда тот попросил найти ему подружку. И примерно в то же время, Тантиви <text:span text:style-name="T73">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73">под</text:span> холодной шерст<text:span text:style-name="T73">ью</text:span> свитера, когда прижал, чтоб чуть согреться в пропахшей <text:span text:style-name="T73">угольным</text:span> дымом <text:s/>прихожей, дневную унылость которой ему никогда не узнать… чашка закипевшего бульона, капля <text:span text:style-name="T73">падает</text:span> на колено и об<text:span text:style-name="T73">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74">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77">етя</text:span> сквозь запах конопли и коричневый сумрак, теперь больше обеспокоен <text:span text:style-name="T74">содроганьями</text:span> Слотропа, чем личными страхами, ему ничего не оста<text:span text:style-name="T74">ётся</text:span> кроме известных ему каналов в попытке развеять и снять <text:span text:style-name="T77">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74">ам</text:span> вряд ли <text:span text:style-name="T74">известно</text:span>. Но это для нас отличная возможность об<text:span text:style-name="T74">какать </text:span>ТехИнформ. <text:span text:style-name="T74">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74">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74">ие</text:span>вском стиле давным-давно, у вечнозелёных падубов… к крикам требующим <text:span text:style-name="T74">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75">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75">й</text:span> запах и больше никогда никаких сюрпризов внутри. И тут она улыбнулась, совсем слабо, и он понял, что именно этого и ждал, <text:span text:style-name="T75">ух-ты</text:span>!—улыбка Ширли Темпл, которая сразу перечеркнула всё, среди чего они её нашли. Глупее не придумаешь. Он <text:span text:style-name="T75">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48"><text:span text:style-name="T79">У него появилась навязчивая идея ракеты, на которой написано его имя—если они и впрямь решили его </text:span><text:span text:style-name="T80">кончить</text:span><text:span text:style-name="T79">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81">это</text:span> может пригодиться,– Тантиви позабавлено <text:span text:style-name="T81">взглядывает</text:span> на него, – надёжный финт, особенно перед боем, знаешь, <text:span text:style-name="T1">просимулировать</text:span> что-то в <text:span text:style-name="T81">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81">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81">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81">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81">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82">завозюканными</text:span> <text:span text:style-name="T82">многолетней</text:span> безжалостно<text:span text:style-name="T82">й</text:span> <text:span text:style-name="T82">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82">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82">к</text:span> происходяще<text:span text:style-name="T82">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7"><text:span text:style-name="Emphasis">В память Константа </text:span></text:p>
      <text:p text:style-name="P17"><text:span text:style-name="Emphasis">Слотропа, что умер Марта </text:span></text:p>
      <text:p text:style-name="P17"><text:span text:style-name="Emphasis">4-го 1766 г., на 29-м </text:span></text:p>
      <text:p text:style-name="P17"><text:span text:style-name="Emphasis">году от роду. </text:span></text:p>
      <text:p text:style-name="P16"><text:span text:style-name="Emphasis"/></text:p>
      <text:p text:style-name="P88"><text:span text:style-name="Emphasis">Смерть есть природе долг, </text:span></text:p>
      <text:p text:style-name="P87"><text:span text:style-name="Emphasis">Я уплатил, и ты заплатишь.</text:span> </text:p>
      <text:p text:style-name="P87"/>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83">д</text:span>ного Знамени, как для м-с Элизабет, жены лейтенанта Исайи Слотропа (ум. 1812): </text:p>
      <text:p text:style-name="Text_20_body"/>
      <text:p text:style-name="P86">Смерть ненасытная меня скосила, </text:p>
      <text:p text:style-name="P86"><text:span text:style-name="T83">До часа, когда вновь</text:span> Христос приидет </text:p>
      <text:p text:style-name="P86"><text:span text:style-name="T83">Ч</text:span>ад Его спас<text:span text:style-name="T83">ать, как сказано в</text:span> Писании <text:span text:style-name="T83">о Нём,</text:span> </text:p>
      <text:p text:style-name="P86">Мой плач услышь, читающий сие, </text:p>
      <text:p text:style-name="P86"><text:span text:style-name="T83">Злато н</text:span>е сдела<text:span text:style-name="T83">ет</text:span> вечным твоё бытие. </text:p>
      <text:p text:style-name="P86">Ткацкий стан Господа не <text:span text:style-name="T83">прекращает</text:span> дела своего, </text:p>
      <text:p text:style-name="P86">Наши пути следуют нитям любви Его. </text:p>
      <text:p text:style-name="P18"/>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56">Мне некогда было дожидаться Смерти,</text:p>
      <text:p text:style-name="P56">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83">мехо</text:span>торговцы, козлиными шкурами, <text:span text:style-name="T83">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84">которые</text:span> увозили <text:s/>куда-нибудь ещё, по всей Республике. Всегда куда-нибудь ещё. Деньги находили лазейки просочиться <text:span text:style-name="T84">прочь </text:span>из портфелей акций более хитрыми путями, чем любая генеалогия: <text:span text:style-name="T84">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19"/>
      <text:p text:style-name="P62">Падение дьявольски нелёгкий труд,</text:p>
      <text:p text:style-name="P62">Ведётся постепенно, кропотливо— </text:p>
      <text:p text:style-name="P62">Никто не согрешает в одночасье, </text:p>
      <text:p text:style-name="P62">Тут дребезги нужны, чтоб поскользнуться, </text:p>
      <text:p text:style-name="P19">но всё-таки они держались. Традиция, <text:span text:style-name="T84">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84">ой</text:span>-то <text:span text:style-name="T84">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84">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84">ли</text:span>сь в зелёную пустошь или усыха<text:span text:style-name="T84">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84">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0"><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84">отсюда</text:span> и сравнения таки<text:span text:style-name="T84">е</text:span>. Головешки падали пять часов кряду, дети давно заснули, а взрослые пили кофе и рассказывали друг другу какие пожары вид<text:span text:style-name="T85">а</text:span>ли они в другие годы. </text:p>
      <text:p text:style-name="P20">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85"> </text:span><text:span text:style-name="Emphasis">небо <text:s/></text:span>именно так и распахивается, вот-вот прорвётся, его лицо уже очерчено этим светом, сейчас всё пропадёт и он <text:span text:style-name="T85">утратит</text:span> себя, как <text:span text:style-name="T85">постоянно</text:span> гов<text:span text:style-name="T85">а</text:span>ри<text:span text:style-name="T85">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86">толкующих о</text:span> благодати, они клянутся, <text:span text:style-name="T4">именно</text:span><text:span text:style-name="T86"> </text:span><text:span text:style-name="Emphasis">так оно и бывает—да </text:span><text:span text:style-name="Emphasis"><text:span text:style-name="T86">и </text:span></text:span><text:span text:style-name="Emphasis">великая длань света </text:span><text:span text:style-name="Emphasis"><text:span text:style-name="T86">тянется вниз</text:span></text:span><text:span text:style-name="Emphasis"> из облаков....</text:span> </text:p>
      <text:p text:style-name="P73"><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49">На стене, в орнаментальном зажиме тёмной меди, пылает газовый факел, ровно и с лёгким напевом—<text:span text:style-name="T87">от</text:span>регулиров<text:span text:style-name="T87">ан до уровня, которому</text:span> <text:s/>учёны<text:span text:style-name="T87">е</text:span> прошлого века <text:s/><text:span text:style-name="T87">дали имя</text:span>«чувствительное пламя», невидимое у основания, на выходе из отверстия, <text:span text:style-name="T87">оно </text:span>завис<text:span text:style-name="T87">ает</text:span> в паре дюймов выше, бледнеет кверху ровным синим светом маленьк<text:span text:style-name="T87">ого</text:span> мерцающ<text:span text:style-name="T87">его</text:span> конус<text:span text:style-name="T87">а</text:span>, <text:span text:style-name="T87">что </text:span>способ<text:span text:style-name="T87">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87">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88">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88">о</text:span>плетают гласны<text:span text:style-name="T88">ми</text:span> <text:span text:style-name="T88">цепочки из</text:span> неподатливых российско-еврейских согласных… Большинство минуют свя<text:span text:style-name="T88">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88">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88">ополчились на него</text:span>… Огни, которые он изучил также хорошо, как один из <text:span text:style-name="T88">здесь </text:span>присутствующих, <text:span text:style-name="T88">их </text:span>расположен<text:span text:style-name="T88">ность</text:span> и движение, <text:span text:style-name="T88">оказались </text:span>вдруг на противоположном конце, все в танце… в неуместном танце. Ничего из обычного <text:span text:style-name="T88">развития</text:span> Блисеро, ничего нового… отчуждён… Роланд также ощутил вихрь, в т<text:span text:style-name="T88">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89">чуть</text:span> молчит… <text:span text:style-name="T89">лёгкий</text:span> стон… момент тихого отчаяния: «Селена, Селена, ты <text:span text:style-name="T89">ушла</text:span>?» </text:p>
      <text:p text:style-name="Text_20_body">– Нет, дорогой,– на её щекам полоски от недавних слёз.– Я слушаю. </text:p>
      <text:p text:style-name="Text_20_body">– Всё дело в контроле. <text:span text:style-name="T89">Причина всех </text:span>трудност<text:span text:style-name="T89">ей</text:span>: <text:span text:style-name="T89">в </text:span>контрол<text:span text:style-name="T89">е</text:span>. Впервые он оказался <text:span text:style-name="T1">внутри</text:span>, понимаешь. Контроль <text:span text:style-name="T91">помещён</text:span> внутри. Уже нет надобности пассивно <text:span text:style-name="T91">дожидаться</text:span> «внешни<text:span text:style-name="T91">х</text:span> сил»—сворачива<text:span text:style-name="T90">еш</text:span>ь в любой ветер. <text:span text:style-name="T90">Словно</text:span>… </text:p>
      <text:p text:style-name="P21">– Рынок уже не нужда<text:span text:style-name="T91">л</text:span>ся в управлении Невидимой Рукой, но <text:span text:style-name="T91">мог </text:span>теперь <text:span text:style-name="T1"><text:s/>сам создавать себя</text:span>—свою логику, импульс, стиль, <text:span text:style-name="T1">изнутри</text:span>. Перен<text:span text:style-name="T92">ос</text:span> контроля внутрь <text:span text:style-name="T92">ратифицировало то</text:span>, что уже произошло де факто—что вы отринули Бога. Но вы <text:span text:style-name="T92">впали в</text:span> ещё б<text:span text:style-name="T31">о́</text:span>льш<text:span text:style-name="T92">ую</text:span> и более опасн<text:span text:style-name="T92">ую</text:span> иллюзи<text:span text:style-name="T93">ю</text:span>. Иллюзи<text:span text:style-name="T93">я</text:span> контроля. Будто А может ко<text:span text:style-name="T93">н</text:span>тролировать Б. Полностью. <text:span text:style-name="T93">Это <text:s/>никем не </text:span><text:span text:style-name="T5">делается</text:span>. <text:span text:style-name="T93">Всё лишь</text:span> происходит, А и Б не имеют реальности, они просто наименования частей, которы<text:span text:style-name="T93">м надо оставаться</text:span> неразрывн<text:span text:style-name="T93">ыми</text:span>…. </text:p>
      <text:p text:style-name="P21">– <text:span text:style-name="T93">Выдаёт</text:span> белиберду Успенского,– шепнула леди протискиваясь мимо, под руку с портовым грузчиком. Запахи дизельного топлива и духо<text:span text:style-name="T101">в</text:span> <text:span text:style-name="T1">Sous le Vent</text:span>, смешавшись, <text:span text:style-name="T93">плывут</text:span> мимо пока они про<text:span text:style-name="T93">ходят</text:span>. Джессика Свонлейк, цветущая девушка в форме рядовой ВТС, <text:span text:style-name="T93">учуяв</text:span> довоенные духи, взглянула вслед, фнн, наряд не меньше, чем гиней <text:span text:style-name="T93">в</text:span> 15 и целую кучу талонов сверху, наверное, из Харродс и на мне смотрелся б куда лучше, уж это <text:span text:style-name="T93">наверняка</text:span>. Леди, обернувшись вдруг, улыбается поверх плеча, ты так уверена? Боже, неужто она услышала? Ну, в таком-то месте почти наверняка. </text:p>
      <text:p text:style-name="P21">Джессика стоит недалеко от стола для сеанса с пригоршней дротиков дартс в ладони, которые <text:span text:style-name="T93">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93">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94">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94">в</text:span> центр. Милтон Гломинг вскидывает бровь. Его ум, постоянно занятый сбором соответствий, думает, что <text:span text:style-name="T94">ему подвернулось</text:span> ещё одно. </text:p>
      <text:p text:style-name="Text_20_body"><text:soft-page-break/>Медиум, уже с раздражённостью, начин<text:span text:style-name="T95">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95">этом</text:span> мире, но <text:span text:style-name="T95">и</text:span> основ<text:span text:style-name="T95">ополагающ</text:span>ая четырёхсторонняя согласованность, <text:span text:style-name="T95">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95">д</text:span>жера…. </text:p>
      <text:p text:style-name="Text_20_body">– Роджер говорил, что <text:span text:style-name="T95">вы </text:span>теперь подсчитаете все слова, которые записывали и составите какие-то графики,– приветливо, предотвращая <text:span text:style-name="T95">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95">изумлённой</text:span> грациозна,– то мы, конечно же, получим что-то наподобие прямой… однако, у нас есть данные, <text:span text:style-name="T95">которые</text:span> предполагают <text:span text:style-name="T95">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95">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95">для дел такого рода</text:span>,– ответил статистик, <text:span text:style-name="T96">словно</text:span> каждый знает, что это «смерть». </text:p>
      <text:p text:style-name="Text_20_body">Пожилой волонтёр службы оповещения воздушных налёт<text:span text:style-name="T96">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02">К</text:span>апитаном Прентисом,– неопределённый взмах руки.– Как <text:span text:style-name="T96">всегда</text:span>: <text:span text:style-name="T96">неясные</text:span> Микроплёночные Ман<text:span text:style-name="T102">ё</text:span>вры. </text:p>
      <text:p text:style-name="Text_20_body"><text:soft-page-break/>Включённый в <text:span text:style-name="T96">какой-то</text:span> из <text:span text:style-name="T96">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96">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96">и </text:span>воспринимает, косвенно, <text:span text:style-name="T96">в виде</text:span> классово<text:span text:style-name="T96">й нервозности</text:span>, он несёт свою улыбку среди всех тут собравшихся как боевую фалангу. <text:span text:style-name="T96">Её о</text:span>н перенял <text:span text:style-name="T96">в кино</text:span>—та <text:span text:style-name="T96">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96">М</text:span>айор, <text:span text:style-name="T96">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96">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96">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96">вот</text:span> <text:span text:style-name="T96">что и</text:span> достаёт по полной) единственное место во всех пределах империи войны, где он чувствует себя не <text:span text:style-name="T97">окончательным</text:span> чужаком. </text:p>
      <text:p text:style-name="P22">– Это вообще не<text:span text:style-name="T97">постижимо</text:span>,– говори<text:span text:style-name="T97">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97">и </text:span>мыслили по иному. И вдруг в 1944 по нему осуждают направо и налево. Нашего м-ра Эвентира,– указыва<text:span text:style-name="T97">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97">настолько</text:span> идиот<text:span text:style-name="T97">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98">Осёл</text:span>. И ты <text:span text:style-name="T1">за них</text:span>. <text:span text:style-name="T99">Как т</text:span>ы <text:span text:style-name="T99">мог </text:span>не почувствова<text:span text:style-name="T99">ть ещё на входе</text:span>? Это громадн<text:span text:style-name="T99">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99">повёл.</text:span> Терпимость. А<text:span text:style-name="T100">х</text:span>. </text:p>
      <text:p text:style-name="Text_20_body">– Ты бы <text:span text:style-name="T100">заглянул как-нибудь</text:span>, пусть доктор Грост проверит на своей ЭЭГ. </text:p>
      <text:p text:style-name="Text_20_body">– Ладно, как только <text:span text:style-name="T100">найду</text:span> время,– неопределённо. И тут <text:span text:style-name="T100">уже </text:span>проблема безопасности, пустая болтовня пускает корабли на дно, он не может быть <text:span text:style-name="T100">чересчур</text:span> уверен, даже насчёт Мехико. В текущей операции слишком много кругов, внешних и внутренних. Список доверенных лиц сокраща<text:span text:style-name="T100">е</text:span>тся, <text:span text:style-name="T100">с</text:span> <text:span text:style-name="T100">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100">свежей</text:span> мании Фирмы, известной как операция Чёрное Крыло, своей статистикой—анализиру<text:span text:style-name="T100">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100">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100">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100">и </text:span>было-<text:span text:style-name="T100">то</text:span>, всё меньше способны доверять, погрязнув в нескончаемой болтологии, в ежедневной самокритике, <text:span text:style-name="T100">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03">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100">заснятое на</text:span> этой войн<text:span text:style-name="T100">е</text:span>… по крайней мере, жизнь…. </text:p>
      <text:p text:style-name="P50"><text:span text:style-name="T104">Вон девушка Мехико </text:span><text:span text:style-name="T105">за</text:span><text:span text:style-name="T104">ходит в комнату. Он замечает её мгновенно, чистота вокруг неё, дым и шум отступают… так </text:span><text:span text:style-name="T106">это </text:span><text:span text:style-name="T104">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06">И тут о</text:span><text:span text:style-name="T104">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115">с </text:span>апрел<text:span text:style-name="T115">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110">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110">илась </text:span><text:soft-page-break/><text:span text:style-name="T110">сберечь</text:span> это<text:span text:style-name="T110">т</text:span> момент мальчишества в его имперски вышколенном, уже устоявшемся (ему было 33) быту, в его пред-Аскетизме, <text:span text:style-name="T110">эту его</text:span>, <text:span text:style-name="T110">как</text:span> Скорпия определила, последнюю любовь—хотя сама была слишком молода, чтобы знать <text:span text:style-name="T111"><text:s/></text:span><text:span text:style-name="T1">это</text:span>, <text:span text:style-name="T111">понимать</text:span>, как <text:span text:style-name="T111">понимал</text:span> Пират, <text:span text:style-name="T111">про что</text:span> <text:span text:style-name="T1">на самом деле</text:span> поётся в песне «Танцы в темноте»…. </text:p>
      <text:p text:style-name="P23">Он старательно <text:span text:style-name="T113">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111">ся ему</text:span>, вопреки всем ожиданиям, <text:span text:style-name="T113">чтоб он </text:span><text:span text:style-name="T8">мог</text:span><text:span text:style-name="T113"> </text:span>отбросить скудное расписание человека Запада… но как <text:span text:style-name="T111">возможно </text:span>человек<text:span text:style-name="T111">у</text:span>… где ему вообще начинать в возрасте 33-х… «Т<text:span text:style-name="T113">ак это </text:span><text:span text:style-name="T8">самое время</text:span>,»– засме<text:span text:style-name="T113">ялась бы она</text:span>, не так от раздражения (<text:span text:style-name="T113">это </text:span><text:span text:style-name="T8">было бы</text:span><text:span text:style-name="T113"> смешно</text:span>), сколько от <text:span text:style-name="T114">забавности</text:span> нереальной проблемы—сама <text:span text:style-name="T114">же шла враспыл</text:span> <text:span text:style-name="T114">от</text:span> его маниакальности, <text:span text:style-name="T111">непрестанной безудержности</text:span>, так <text:span text:style-name="T114">берёт</text:span>, раскладывает е<text:span text:style-name="T111">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111">ведь </text:span>и вправду <text:span text:style-name="T116">же </text:span>слишком безум<text:span text:style-name="T111">ец</text:span>, чтобы <text:s/>это <text:span text:style-name="T111">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111">видит</text:span>, но никогда не говори<text:span text:style-name="T111">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111">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111">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112">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112">щегольских</text:span> сюртучках и приталенных пальтецах, бегали по всей станции, глотали свои предотъездные шоколадки и выстраивались <text:span text:style-name="T112">рядком</text:span> для новых <text:span text:style-name="T112">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74"><draw:frame draw:style-name="fr1" draw:name="Image6" text:anchor-type="paragraph" svg:width="6.9252in" svg:height="0.3661in" draw:z-index="5"><draw:image xlink:href="Pictures/1000000000000B720000009B428C9716555D8079.png" xlink:type="simple" xlink:show="embed" xlink:actuate="onLoad" loext:mime-type="image/png"/></draw:frame></text:p>
      <text:p text:style-name="P51">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117">твлечь</text:span> его<text:span text:style-name="T117">б внести тишину в</text:span> угл<text:span text:style-name="T117">ы</text:span> комнат, <text:span text:style-name="T117">на </text:span>покрывал<text:span text:style-name="T117">а</text:span>, стол<text:span text:style-name="T117">ешницы</text:span>—<text:span text:style-name="T117">где придётся</text:span>... Даже в кино, когда смотрели т<text:span text:style-name="T117">у</text:span> <text:span text:style-name="T117">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118">настолько</text:span>, что никак не отличить которое из них чьё. Оба одновременно чувствовали странное недоумение… как если нежданно <text:span text:style-name="T118">у</text:span>видишь себя в зеркале… и даже более того, чувство <text:span text:style-name="T118">единения</text:span>… что появляло<text:span text:style-name="T118">с</text:span>ь потом—через пару минут, через неделю, тут не угадаешь, и им доходило, когда уже не вместе, отчего <text:span text:style-name="T118">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118">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4">– <text:span text:style-name="T118">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118">л</text:span>лз— </text:p>
      <text:p text:style-name="Text_20_body">И тут падает ракета. Круто, круто. Взрыв, глухие раскаты. Довольно далеко в городе, чтоб <text:span text:style-name="T118">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118">будь</text:span> там ракета <text:span text:style-name="T118">или</text:span> нет, поэтому сейчас на Ягуаре Пойнтсмена включает заднюю вместо, да, въезжа<text:span text:style-name="T118">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119">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119">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119">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119">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120">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5">–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120">она, </text:span>эта война, на хуй. </text:p>
      <text:p text:style-name="P75"><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52">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121">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121">он</text:span> в жизни <text:s/>и близко <text:span text:style-name="T121">не бывал</text:span> к лаборатории. </text:p>
      <text:p text:style-name="Text_20_body">Это запах эфира, он исходит от м-ра Эдварда В. А. Пойнтсмена, ЧККХ. Как только пёс исчез<text:span text:style-name="T121">ает</text:span> за рухнувшей стеной, мелькнув прощально кончиком хвоста, нога доктора проваливается в белую разинутую глотку унитаза, которую <text:span text:style-name="T121">тот</text:span>, сосредоточ<text:span text:style-name="T121">я</text:span>сь на охоте, не у<text:span text:style-name="T121">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121">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121">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121">т </text:span>возможно<text:span text:style-name="T121">сти как-то</text:span> <text:span text:style-name="T121">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121">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121">за</text:span>таивш<text:span text:style-name="T121">его</text:span>ся в конце улицы из линии домов. V-бомба, в чьих разрушениях он вёл охоту, <text:span text:style-name="T122">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122">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122">Руина</text:span> ждёт его, уходя склоном вверх, к задним стенам, неразберихой штукатурной дран<text:span text:style-name="T122">к</text:span>и в бесцельны<text:span text:style-name="T122">х</text:span> связ<text:span text:style-name="T122">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122">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122">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6">–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122">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79">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122">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126">побухивает</text:span> вслед за ним в р<text:span text:style-name="T122">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123">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123">отскакивает</text:span> в сторону и пулей <text:span text:style-name="T123">на выход</text:span>, пока Роджер <text:span text:style-name="T123">свалился</text:span> со своей губкой в коляску <text:span text:style-name="T123">разлетевшуюся</text:span> под его весом. Расплывчато, доносится сверху вой доктора:– «Он убегает, Мехико, поспешите!» </text:p>
      <text:p text:style-name="Text_20_body">– <text:span text:style-name="T123">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123">от</text:span> <text:span text:style-name="T123">этюд</text:span>. Роджер <text:span text:style-name="T123">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124">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124">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124">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124">вскрякнув</text:span> вскидывает свою заунитаженную ногу, промахивается, замах разворачивает его кругом, сеть <text:span text:style-name="T124">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124">затрещала</text:span>, валятся куски промокшей штукатурки. Стенка над ними, лишённая всякой опоры, шата<text:span text:style-name="T124">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124">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27">–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124">мне следует</text:span> <text:span text:style-name="T124">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124">г</text:span>руди Джессики на вязаную голову, обнажённый нос и глаза—ему кажется, что доктору нужно больше, чем его содействие, <text:span text:style-name="T124">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127">подъезжают</text:span> к длинной кирпичной импровизации, Викторианское изложение того, что когда-то, давным-давно, выли<text:span text:style-name="T125">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125">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125">й</text:span> функци<text:span text:style-name="T125">и </text:span>толстой кишки, один из обитателей которого д-р Кевин Сп<text:span text:style-name="T125">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125">теперь</text:span>, как понял Роджер, неделя Спектро, которого могут нав<text:span text:style-name="T125">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125">ое</text:span> топ<text:span text:style-name="T125">анье</text:span> их обуви, как танцы пуантов по мрамору, нарушающих твой покой, не стихающие удаляясь, голос Пойнтсмена и походка всегда выделя<text:span text:style-name="T125">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125">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76"><draw:frame draw:style-name="fr1" draw:name="Image8" text:anchor-type="paragraph" svg:width="6.9252in" svg:height="0.3661in" draw:z-index="7"><draw:image xlink:href="Pictures/1000000000000B720000009B428C9716555D8079.png" xlink:type="simple" xlink:show="embed" xlink:actuate="onLoad" loext:mime-type="image/png"/></draw:frame></text:p>
      <text:p text:style-name="P53">Внутри госпиталя Св. Вероники они усаживаются вместе, напротив палаты Военных <text:span text:style-name="T129">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129">тогда</text:span> <text:span text:style-name="T129">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130">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130">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135">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29">–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29">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130">до</text:span>вести её <text:span text:style-name="T130">до </text:span>сумеречност<text:span text:style-name="T130">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28">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130">замёрзшем</text:span> измученном городе…. …как будто снова пол, типа, громадный лифт взмыва<text:span text:style-name="T130">ет</text:span> вместе с тобой к потолку—воспроизводя, теперь, как стены разлета<text:span text:style-name="T130">ются</text:span> во все стороны, кирпичи, штукатурка сып<text:span text:style-name="T130">ятся</text:span> вниз, твой мгновенный паралич <text:span text:style-name="T130">от</text:span> смерт<text:span text:style-name="T130">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131">бьющей</text:span> из <text:span text:style-name="T131">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131">А</text:span> Слотроп действительно настроен на ракетный взрыв, или <text:span text:style-name="T131">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131">удастся</text:span>, <text:span text:style-name="T131">ещё </text:span>этих приливающих повторений, повторных переживаний взрыва, в страхе отключиться, потому что отключаешься <text:span text:style-name="T131">настолько</text:span> окончательно, откуда мне знать, доктор, что я очнусь? <text:span text:style-name="T131">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132">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132">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132">искушающе</text:span> лежат они рядами на своих железных койках, в девственных простынях, такие безыскусно эротичные м<text:span text:style-name="T132">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132">в</text:span> пятна<text:span text:style-name="T132">х</text:span> ночной блевотины, светло-жёлтой, прозрачной как флюиды богов, <text:span text:style-name="T132">от</text:span>брошенные газеты или пропагандистские лист<text:span text:style-name="T132">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132">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133">и вещевые сумки</text:span>, по большей части молча, к дверям выхода в бежевой краске, но края покоричневее в неровных <text:span text:style-name="T132">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132">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133">ают</text:span> земл<text:span text:style-name="T133">ю</text:span> <text:span text:style-name="T133">на </text:span>очень низких частот<text:span text:style-name="T133">ах</text:span>, доходят, смешавшись с холодом—предупрежда<text:span text:style-name="T133">ют</text:span>, что снаружи твоя слепота, после яркого внутреннего освещения, <text:span text:style-name="T133">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133">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136">тут же</text:span> разворачивается, приобретая формы…. </text:p>
      <text:p text:style-name="Text_20_body">Помимо прочего, что Спектро <text:span text:style-name="T133">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134">сможет</text:span> <text:span text:style-name="T1">кто-нибудь</text:span> <text:span text:style-name="T134">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77"><draw:frame draw:style-name="fr1" draw:name="Image9" text:anchor-type="paragraph" svg:width="6.9252in" svg:height="0.3661in" draw:z-index="8"><draw:image xlink:href="Pictures/1000000000000B720000009B428C9716555D8079.png" xlink:type="simple" xlink:show="embed" xlink:actuate="onLoad" loext:mime-type="image/png"/></draw:frame></text:p>
      <text:p text:style-name="P53"><text:span text:style-name="T104">Что-то бродит по городу Дыма—собирает стройных девушек, милых и гладких как куклы, целыми пригоршнями. </text:span><text:span text:style-name="Emphasis"><text:span text:style-name="T104">Их жалобные крики… их жалобные кукло-крики…</text:span></text:span><text:span text:style-name="T104">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107">миг</text:span><text:span text:style-name="T104">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107">н</text:span><text:span text:style-name="T104">ду про</text:span><text:span text:style-name="T107">с</text:span><text:span text:style-name="T104">ыпается бормочет что-то вроде «ёбаный дурдом» и вновь соскальзывает в сон. </text:span></text:p>
      <text:p text:style-name="Text_20_body"><text:span text:style-name="T104">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137">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137">сторонах</text:span>. Пока что-то не упадёт слишком близко, они в безопасности: в их чаще среб<text:span text:style-name="T137">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137">доходит</text:span> что <text:span text:style-name="T137">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138">уж оно такое</text:span>, <text:span text:style-name="T138">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0">Эрленмерова колба булькает на подставке. Голубой огонь <text:span text:style-name="T138">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138">а окурки</text:span> затем, в ледяные чёрные утренние смены, <text:span text:style-name="T138">перевыкурены, </text:span>давящая и отвратная атмосфера. Но он должен войти, должен выдержать свою обычную утреннюю чашу. </text:p>
      <text:p text:style-name="P31">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139">относительно</text:span> физических <text:span text:style-name="T139">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140">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140">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140">случилось </text:span>попада<text:span text:style-name="T140">ний</text:span> в определённый квадрат, шансы остаются теми же, какими они всегда и были. <text:span text:style-name="T140">Всякое</text:span> попадание независимо от <text:span text:style-name="T140">остальных</text:span>. Бомбы не собаки. Нет связи. Нет памяти. Нет <text:span text:style-name="T141">привитого рефлекса</text:span>. </text:p>
      <text:p text:style-name="Text_20_body">Сказать такое последователю Павлова. Это обычная самодово<text:span text:style-name="T141">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142">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142">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142">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142">с</text:span>клонился <text:span text:style-name="T142">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142">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142">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142">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142">ет</text:span> остатки её губной помады о его рубашку, мускулы, прикосновения, кожи <text:span text:style-name="T143">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143">Пойнтсмена</text:span>, и от <text:span text:style-name="T143">Пойнтсмен</text:span>овской… его <text:span text:style-name="T143">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143">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143">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143">в </text:span>сам<text:span text:style-name="T143">ой</text:span> мерзк<text:span text:style-name="T143">ой манере</text:span>, как<text:span text:style-name="T143">ую только</text:span> он знает,– это, девонька, зависит от того <text:span text:style-name="T143">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143">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78"><draw:frame draw:style-name="fr1" draw:name="Image10" text:anchor-type="paragraph" svg:width="6.9252in" svg:height="0.3661in" draw:z-index="9"><draw:image xlink:href="Pictures/1000000000000B720000009B428C9716555D8079.png" xlink:type="simple" xlink:show="embed" xlink:actuate="onLoad" loext:mime-type="image/png"/></draw:frame></text:p>
      <text:p text:style-name="P54">(1) </text:p>
      <text:p text:style-name="P82">ВЗ Палата Абреакции</text:p>
      <text:p text:style-name="P82"><text:soft-page-break/>Госпиталь Св. Вероники </text:p>
      <text:p text:style-name="P82"><text:span text:style-name="T144">Б</text:span>ончеплгейт, Е1 </text:p>
      <text:p text:style-name="P82">Лондон, Англия </text:p>
      <text:p text:style-name="P82">Зима 1944 </text:p>
      <text:p text:style-name="P91">Парнишке из Кеноши </text:p>
      <text:p text:style-name="P91">Общая Почта </text:p>
      <text:p text:style-name="P91">Кеноша, Висконсин, США</text:p>
      <text:p text:style-name="P33"><text:s/></text:p>
      <text:p text:style-name="Text_20_body"><text:tab/>Дорогой сэр, </text:p>
      <text:p text:style-name="Text_20_body">Я когда-нибудь в жизни Вас о чём-то просил? </text:p>
      <text:p text:style-name="Text_20_body">Искренне Ваш, </text:p>
      <text:p text:style-name="P85">лейт. Тайрон Слотроп </text:p>
      <text:p text:style-name="Text_20_body"/>
      <text:p text:style-name="P82">Общая Почта </text:p>
      <text:p text:style-name="P82">Кеноша, Виск., США </text:p>
      <text:p text:style-name="P82">несколькими днями позже </text:p>
      <text:p text:style-name="P91">Тайрону Слотропу, Эскв. </text:p>
      <text:p text:style-name="P91">ВЗ Палата Абреакции </text:p>
      <text:p text:style-name="P91">Госпиталь Св. Вероники </text:p>
      <text:p text:style-name="P91"><text:span text:style-name="T145">Б</text:span>ончеплгейт, Е1 </text:p>
      <text:p text:style-name="P91">Лондон, Англия </text:p>
      <text:p text:style-name="Text_20_body"><text:tab/>Дорогой м-р Слотроп: </text:p>
      <text:p text:style-name="Text_20_body">Такого не случалось. </text:p>
      <text:p text:style-name="P90">Парнишка из Кеноши </text:p>
      <text:p text:style-name="P90"/>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146">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150">нишка</text:span> из Кеноши и на секунду не подумал бы, что ты… </text:p>
      <text:p text:style-name="Text_20_body"><text:line-break/>(3.1) Старший (изумлённо): Тебя? Никогда! Да, чтоб Пар<text:span text:style-name="T150">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150">смиренный</text:span> голос маленького Тайрона Слотропа, с тех пор восславляемого в легендах и песнях, раздался пробиваясь вверх к вниманию Парн<text:span text:style-name="T150">ишки</text:span>: – «Ты никогда не делал этого, Пар<text:span text:style-name="T150">нишка</text:span> из Кеноши!» </text:p>
      <text:p text:style-name="Text_20_body">Все эти варианты текста «Ты никогда не делал Парн<text:span text:style-name="T150">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150">ишку</text:span> из Кеноши. </text:p>
      <text:p text:style-name="P34">(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150">голубчик</text:span>, Форестхилского жеребёнка, <text:span text:style-name="T150">голубчик</text:span>. (Отсюда затихая…) Ларедского ягнёнка. <text:span text:style-name="T150">Голубчик</text:span>. О-го. Погоди. Что такое, Слотроп? Ты никогда не делал парня из Кеноши. Очнись, Слотроп.</text:p>
      <text:p text:style-name="P63"/>
      <text:p text:style-name="P63">Мой кулак уже торчком, </text:p>
      <text:p text:style-name="P63">Не злись,</text:p>
      <text:p text:style-name="P63">Запишись, </text:p>
      <text:p text:style-name="P63">Вва-ли, Слотроп! </text:p>
      <text:p text:style-name="P63"/>
      <text:p text:style-name="P63">Джексон, это похуй мне, </text:p>
      <text:p text:style-name="P63">Покажь свой значок, что был на войне,</text:p>
      <text:p text:style-name="P63">Вва-ли, Слотроп! </text:p>
      <text:p text:style-name="P63"><text:soft-page-break/></text:p>
      <text:p text:style-name="P63">Меня тут не любят, не могут понять, </text:p>
      <text:p text:style-name="P63">Лишь ищут куда бы ещё послать…. </text:p>
      <text:p text:style-name="P63">Голову мне продырявь, провода в мозги мне вставь, </text:p>
      <text:p text:style-name="P63">Вену проткни иглой, </text:p>
      <text:p text:style-name="P63">Слотроп, очнись! </text:p>
      <text:p text:style-name="P34"/>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150">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63">Этот ритм словил меня, </text:p>
      <text:p text:style-name="P63">О, бэби, этта свинг, свинг, свинг! </text:p>
      <text:p text:style-name="P63">Ей-ей, меня словил, </text:p>
      <text:p text:style-name="P63">Прикинь, весь-целый-мир-вокруг поёт, </text:p>
      <text:p text:style-name="P63">Я в жизни не слыхал столь-сладких-звуков, </text:p>
      <text:p text:style-name="P63">Таких нет даже за углом, на Бейсин-Стрит, </text:p>
      <text:p text:style-name="P63">И в этом ритме, крошка, мы будем делать </text:p>
      <text:p text:style-name="P64">Свинг, свинг, свинг,</text:p>
      <text:p text:style-name="P64">Давай же, крошка… вжарим… свинг! </text:p>
      <text:p text:style-name="P34"/>
      <text:p text:style-name="P32">Чёрные лица, белые скатерти, мерцание очень острых ножей в ряд с тарелками… дым табака и «плана» <text:s/>меша<text:span text:style-name="T147">ются по полной</text:span>, глаза <text:span text:style-name="T148">на лоб лезут</text:span>, <text:span text:style-name="T148">над</text:span><text:span text:style-name="T32">ы́</text:span><text:span text:style-name="T148">хаешься</text:span> этай <text:s/>дури <text:span text:style-name="T148">аж</text:span> мазги <text:span text:style-name="T148">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151">п</text:span>пке джазменов на возвышении. Голоса из восточных частных школ, выговарива<text:span text:style-name="T151">ют</text:span> «жопа» чуть округляют губы и <text:span text:style-name="T151">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151">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151">лакированном</text:span>, где-то по<text:span text:style-name="T151">вытертом</text:span> губами, эти мелкие серебряные зёрнышки распоясываются по ходу спуска гармошки в белокаменную шейку матки и в ночь за <text:span text:style-name="T151">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151">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149">лилипуточным</text:span> голос<text:span text:style-name="T149">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151">х</text:span> программ<text:span text:style-name="T151">ах</text:span>, в своё время просочится <text:span text:style-name="T151">и </text:span>в <text:span text:style-name="T151">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5">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151">такое</text:span> тебе как раз и <text:span text:style-name="T152">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152">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152">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152">А</text:span>х, ты <text:span text:style-name="T152">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55">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153">гарвардскому</text:span> приятелю из числа его знакомых. Какая-то часть, конечно же, должна быть негритянским говном, но оно всё такое похожее. <text:span text:style-name="T153">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153">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153">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153">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36"/>
      <text:p text:style-name="P65">Сквозь унитаз, <text:span text:style-name="T153">ты </text:span>взгляни на меня,</text:p>
      <text:p text:style-name="P65">Вот дурак попался,</text:p>
      <text:p text:style-name="P65">Хоть бы не начали ссать </text:p>
      <text:p text:style-name="P65">Дирли тирли трали рался </text:p>
      <text:p text:style-name="P36"/>
      <text:p text:style-name="Text_20_body">И в ту <text:span text:style-name="T153">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153">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154">саданул</text:span>, тёмный как холодный говяжий студень, по его позвоночнику, <text:soft-page-break/><text:span text:style-name="T154">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154">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154">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154">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66">Уже не помнишь Красного Малкольма, что наверху остался, </text:p>
      <text:p text:style-name="P66">В причёске Красный Дьявол до Волос Дорвался… </text:p>
      <text:p text:style-name="P37"/>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154">с</text:span>плетений древесины в конюшне—брусья, косяки, стойки сто<text:span text:style-name="T154">й</text:span>л, перекладины ясл<text:span text:style-name="T154">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67">Средь Долины Красной Реки <text:s/>говорят, <text:span text:style-name="T160">в этот раз</text:span></text:p>
      <text:p text:style-name="P69"><text:span text:style-name="T155">П</text:span>оток снёс тебя <text:span text:style-name="T155">в</text:span> унитаз— </text:p>
      <text:p text:style-name="P67">Присядь, отдохни, <text:span text:style-name="T155">хвост держи пистолетом,</text:span> </text:p>
      <text:p text:style-name="P67">Канализации близок конец, </text:p>
      <text:p text:style-name="P67">Держись, молодец, </text:p>
      <text:p text:style-name="P68">На всём свете этом</text:p>
      <text:p text:style-name="P67">Не най<text:span text:style-name="T155">ти</text:span> крепче говна, </text:p>
      <text:p text:style-name="P67">Чем на </text:p>
      <text:p text:style-name="P67">Наших крутых берегах. </text:p>
      <text:p text:style-name="P38"/>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155">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67">Одного в Сан Берду бандитика,</text:p>
      <text:p text:style-name="P67"><text:span text:style-name="T155">К</text:span>итайчонка <text:span text:style-name="T155">о</text:span>дного, что с<text:span text:style-name="T155">линял</text:span> с железной дороги,</text:p>
      <text:p text:style-name="P67">Одного с триппер<text:span text:style-name="T155">к</text:span>ом, с зобом <text:span text:style-name="T156">одного</text:span>, </text:p>
      <text:p text:style-name="P67">Одного в последней стадии прока-з<text:span text:style-name="T155">ы</text:span>, </text:p>
      <text:p text:style-name="P67">Зато с широким тазом,</text:p>
      <text:p text:style-name="P67">Хромого на левую, хромого на правую, </text:p>
      <text:p text:style-name="P67">Хромого на обе ноги, всех будет три! </text:p>
      <text:p text:style-name="P67">Одного гом<text:span text:style-name="T155">осе</text:span>ка, даже лесбу одну, </text:p>
      <text:p text:style-name="P67">Одного негришку, одного евреишку, </text:p>
      <text:p text:style-name="P67">Одного краснокожего с бизоном одним, </text:p>
      <text:p text:style-name="P67">И охотника на бизонов из Нью Мексико </text:p>
      <text:p text:style-name="P67"/>
      <text:p text:style-name="P39">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159">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159">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159">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159">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39">Голос: Парнишку прикончили. <text:span text:style-name="T159">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79"><draw:frame draw:style-name="fr1" draw:name="Image11" text:anchor-type="paragraph" svg:width="6.9252in" svg:height="0.3661in" draw:z-index="10"><draw:image xlink:href="Pictures/1000000000000B720000009B428C9716555D8079.png" xlink:type="simple" xlink:show="embed" xlink:actuate="onLoad" loext:mime-type="image/png"/></draw:frame></text:p>
      <text:p text:style-name="P83">«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56">—Проф. Д-р Ласло Джамф, «Криптосем» (рекламная брошюра) Агфа, Берлин, 1934</text:p>
      <text:p text:style-name="Text_20_body"/>
      <text:p text:style-name="Text_20_body"><text:span text:style-name="T161">Набросок</text:span> на плотной кремовой бумаге под чёрно-буквенным штампом GEHEIME KOMMANDOSACHE, весьма подробно передающий, чернилом и ручкой, <text:span text:style-name="T161">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161">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161">л</text:span>ись отсле<text:span text:style-name="T161">дит</text:span>ь всё, что он смотрел или читал достигнув полового созревания… иначе, откуда ещё могли Они знать? </text:p>
      <text:p text:style-name="Text_20_body">– Тсс,– шеп<text:span text:style-name="T161">чет</text:span> она, её пальцы ласкают её длинные оливковые ляжки, обнажённые груди выпирают через верх<text:span text:style-name="T161">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161">так</text:span> и по<text:span text:style-name="T161">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161">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161">указано</text:span> время, мест<text:span text:style-name="T161">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162">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1"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78">was tust du für die front, für den sieg? was hast du heute für deutschland getan?</text:span> В «Белом Посещении» по стенам пи<text:span text:style-name="T162">шет</text:span> лёд. Граффити льда в пасмурный день остекля<text:span text:style-name="T162">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162">как</text:span> <text:span text:style-name="T162">под</text:span>свет<text:span text:style-name="T162">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162">кого</text:span> стил<text:span text:style-name="T162">я</text:span> в его унизительной и сумрачной ложбине, это единственный вид: аббатство, <text:span text:style-name="T162">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162">го</text:span> <text:span text:style-name="T162">утёса</text:span>, волосы и госпитальный халат трепещут на ветру, <text:span text:style-name="T162">над</text:span> раскинувш<text:span text:style-name="T162">ей</text:span>ся на мили ширь<text:span text:style-name="T162">ю</text:span> южного побережья, бледный мел <text:span text:style-name="T162">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162">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166">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0">С разгромом Польши, министерские кортежи вдруг начали замечаться <text:span text:style-name="T163">в</text:span> направлени<text:span text:style-name="T163">и</text:span> «Белого Посещения» в любой час ночи, тихие как шхуны, моторы приглушены—чёрные машины без хрома, что о<text:span text:style-name="T163">т</text:span>блескивали <text:s/>свет<text:span text:style-name="T163">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163">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0">Спросите их, в «Белом Посещении», про стратегический план Майрона Грантона из Би-Би-Си, чей тающе шоколадный голос годами <text:span text:style-name="T163">прокладывал</text:span> путь из обтрёпанных динамиков беспроволочных приёмников <text:span text:style-name="T163">к</text:span> английски<text:span text:style-name="T163">м</text:span> мечт<text:span text:style-name="T163">ам</text:span>, <text:span text:style-name="T163">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163">такие</text:span> зелёные <text:s/>в <text:s/>потоках <text:span text:style-name="T163">солнца</text:span>, окаймляющие южные склоны <text:span text:style-name="T163">вдоль </text:span>долины Рейна, ночь в дыму камвольных кабаре столицы, подтяжки с оборочками словно <text:span text:style-name="T163">две </text:span>косы <text:span text:style-name="T163">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164">им</text:span>-то <text:span text:style-name="T164">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164">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164">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164">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165">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165">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165">а</text:span> удалённой мозговой ткани, <text:span text:style-name="T165">с </text:span>дат<text:span text:style-name="T165">ами</text:span> и час<text:span text:style-name="T165">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2">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172">С</text:span>луж<text:span text:style-name="T172">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2"><text:soft-page-break/><text:span text:style-name="T108">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109">добился его</text:span><text:span text:style-name="T108"> назнач</text:span><text:span text:style-name="T109">ения</text:span><text:span text:style-name="T108">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1">Кто не заблудится среди этого махрового лабиринта аббревиатур, стрелок <text:span text:style-name="T167">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168">где</text:span> прикипе<text:span text:style-name="T168">л</text:span> к определённой точке в комбинаторном анализе, излюбленно<text:span text:style-name="T168">му</text:span> времяпрепровождени<text:span text:style-name="T168">ю</text:span> отставных армейских офицеров, с пристрастной увлечённостью. </text:p>
      <text:p text:style-name="P41">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1"><text:soft-page-break/>Когда докрутилось до немецких бомб падающих на Англию, <text:span text:style-name="T168">Б</text:span>ригадный <text:span text:style-name="T168">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168">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1">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1">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169">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1">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156">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12">интерфейс</text:span><text:span text:style-name="T156">—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156">Вспоминая Брайтон</text:span></text:span><text:span text:style-name="T156">,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1"><text:s text:c="2"/></text:p>
      <text:p text:style-name="Text_20_body"><text:span text:style-name="T156">– Эт-от старык </text:span><text:span text:style-name="T12">н</text:span><text:span text:style-name="T156">е име-эт </text:span><text:span text:style-name="T12">стыд</text:span><text:span text:style-name="T156">,–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157">сам знаешь</text:span><text:span text:style-name="T156">,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156">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157">самого</text:span><text:span text:style-name="T156">—ве! что это? беф </text:span><text:span text:style-name="Emphasis"><text:span text:style-name="T156">rissolé?</text:span></text:span><text:span text:style-name="T156"> фаршированный беф </text:span><text:span text:style-name="Emphasis"><text:span text:style-name="T156">rissolé?</text:span></text:span><text:span text:style-name="T156">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157">е</text:span><text:span text:style-name="T156">)—ни один из этих странных, очень странных овощных </text:span><text:span text:style-name="Emphasis"><text:span text:style-name="T156">rissolé </text:span></text:span><text:span text:style-name="T156">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156">Таймз </text:span></text:span><text:span text:style-name="T156">против критиков Хайга…. </text:span></text:p>
      <text:p text:style-name="P41">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156">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156">Führer</text:span></text:span><text:span text:style-name="T156">-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1">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1">Однако, преподобный д-р Де ла Нут не любит ММЛП:– «Рожа, разве имеются весы для измерения межличностных характерных черт?» Орлиный нос пробует, <text:span text:style-name="T170">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1">Не пройдёт, падре: ММЛП разработан в 1943. В самой <text:span text:style-name="T170">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1">– На солдат нынче большой спрос, преподобный Доктор,– бормочет Пойнтсмен. </text:p>
      <text:p text:style-name="P41">–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1">–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171">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1">– Должен заметить, это не похоже на вашу чашку чая, Пойн<text:span text:style-name="T171">т</text:span>смен,– улыбается д-р Аарон Тровстер.– У вас, по большей части, стимулы структурированы. </text:p>
      <text:p text:style-name="P41">– Ну, скажем, я нахожу в этом некое постыдное очарование. </text:p>
      <text:p text:style-name="P41">– Нет, не скажем. Не говорите мне, будто вы не собираетесь приложить свою милую Павловскую руку к этому всему. </text:p>
      <text:p text:style-name="P41">–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156">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158">д</text:span><text:span text:style-name="T156">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158">те</text:span><text:span text:style-name="T156">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156">Homo Monstrosus</text:span></text:span><text:span text:style-name="T156">,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80"><draw:frame draw:style-name="fr1" draw:name="Image13" text:anchor-type="paragraph" svg:width="6.9252in" svg:height="0.3661in" draw:z-index="12"><draw:image xlink:href="Pictures/1000000000000B720000009B428C9716555D8079.png" xlink:type="simple" xlink:show="embed" xlink:actuate="onLoad" loext:mime-type="image/png"/></draw:frame></text:p>
      <text:p text:style-name="P92">А будешь ерепениться, пошлём тебя обратно к д-ру Джамфу! </text:p>
      <text:p text:style-name="P92">Джамф привил ему рефлекс, и выбросил стимул. </text:p>
      <text:p text:style-name="P92">Похоже д-р Джамф сегодня проверял твою пипетку, а? </text:p>
      <text:p text:style-name="P100">—Нейл Носпикер 50,000 Оскорблений, § 6.72 </text:p>
      <text:p text:style-name="P100"><text:soft-page-break/>«Невежа Недоросль», Найлан Смит Прес,</text:p>
      <text:p text:style-name="P100">Кембридж (Массач.) 1933 </text:p>
      <text:p text:style-name="P100"/>
      <text:p text:style-name="Text_20_body"><text:span text:style-name="T78">Падинг</text:span>: Но не слишком ли это— </text:p>
      <text:p text:style-name="Text_20_body"><text:span text:style-name="T78">Пойнтсмен</text:span>: Сэр? </text:p>
      <text:p text:style-name="Text_20_body"><text:span text:style-name="T78">Падинг</text:span>: Разве это не <text:span text:style-name="T173">подло</text:span>, Пойнтсмен? Так вот вмешиваться в сознание другого человека? </text:p>
      <text:p text:style-name="Text_20_body"><text:span text:style-name="T78">Пойнтсмен</text:span>: Генерал, мы просто присоединяемся к длинному ряду экспериментов и изучения. Гавардский Университет, Армия США? Вряд ли это <text:span text:style-name="T174">подлые</text:span> заведения. </text:p>
      <text:p text:style-name="Text_20_body"><text:span text:style-name="T78">Падинг</text:span>: Мы не можем, Пойнтсмен, это зверство </text:p>
      <text:p text:style-name="Text_20_body"><text:span text:style-name="T78">Пойнтсмен</text:span>: Но американцы уже им занимались! разве не ясно? <text:span text:style-name="T174">М</text:span>ы с<text:span text:style-name="T174">же не с</text:span>овраща<text:span text:style-name="T174">ем</text:span> девственницу, или что— </text:p>
      <text:p text:style-name="Text_20_body"><text:span text:style-name="T78">Падинг</text:span>: <text:span text:style-name="T174">Выходит,</text:span> <text:span text:style-name="T174">будем</text:span> делать это потому, что американцы <text:span text:style-name="T174">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174">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174">со </text:span>сво<text:span text:style-name="T174">им</text:span> <text:span text:style-name="T174">Крошкой</text:span> Тайрон<text:span text:style-name="T174">ом </text:span>относительно <text:span text:style-name="T174">его </text:span>младенческого полового рефлекса. <text:span text:style-name="T174">Т</text:span>от год <text:span text:style-name="T174">отмечен приездом </text:span>Джамф<text:span text:style-name="T174">а</text:span> <text:span text:style-name="T174">в</text:span> Гарвард, <text:span text:style-name="T174">куда он </text:span><text:s/>прибы<text:span text:style-name="T174">л</text:span> из Дармштадта. Это было <text:span text:style-name="T175">на</text:span> начальной <text:span text:style-name="T175">стадии</text:span> его карьеры, прежде, чем <text:span text:style-name="T175">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175">за </text:span>одн<text:span text:style-name="T175">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175">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175">а</text:span> из трёх показателей, но тот пребывал ещё на стадии <text:span text:style-name="T175">разработки</text:span>. </text:p>
      <text:p text:style-name="Text_20_body"><text:span text:style-name="T175">Другое дело</text:span> эрекция, <text:span text:style-name="T175">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175">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181">Крошки</text:span> Т. </text:p>
      <text:p text:style-name="P93">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175">ли</text:span>ться <text:span text:style-name="T176">за предположенный период</text:span> сведения рефлекса к нулю. <text:span text:style-name="T175">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176">частичное</text:span> подавление <text:span text:style-name="T175">вне</text:span> предел<text:span text:style-name="T175">ов</text:span> нуля.» <text:span text:style-name="Emphasis">Курсив м-ра Пойнтсмена.</text:span> </text:p>
      <text:p text:style-name="P94">Может ли условный рефлекс сохраниться в человеке, скрытно, в продолжении 20 или 30лет? <text:span text:style-name="T176">Уг</text:span>асил ли <text:span text:style-name="T176">его</text:span> д-р Джамф <text:span text:style-name="T176">всего лишь</text:span> до нуля—дожда<text:span text:style-name="T176">вшись</text:span> пока ребёнок стал показывать нулевые эрекции на стимул х, и прекратил на этом? Может он забыл—или проигнорировал—«<text:span text:style-name="T176">частичное</text:span> подавление <text:span text:style-name="T175">вне</text:span> предел<text:span text:style-name="T175">ов</text:span> нуля»? Если проигнорировал, то почему? Что может <text:span text:style-name="T176">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176">Крошку</text:span> Тайрона—<text:span text:style-name="T176">то, как в случае с о</text:span>ткрыти<text:span text:style-name="T176">ем</text:span> Нового Света, разные люди сочли, что они открыли разные вещи. </text:p>
      <text:p text:style-name="Text_20_body">Роджер Мехико <text:span text:style-name="T176">полагает</text:span> это статистической странностью. Однако, он чувствует теперь некое <text:span text:style-name="T176">п</text:span>отрясение основ <text:span text:style-name="T176">данной</text:span> дисциплины, причём более сильное, чем позволительно колебать их <text:span text:style-name="T176">какой-то</text:span> странности. Странно, странно, странно—вдумайтесь в само слово: это взрывное «т» вслед за «с», переходит—<text:span text:style-name="T176">вне</text:span> предело<text:span text:style-name="T176">в</text:span> своего нуля—в иную область. Конечно, ты не переходишь. Но ты понимаешь, умом, <text:span text:style-name="T177">что</text:span><text:span text:style-name="Emphasis"> надо</text:span> <text:span text:style-name="T177">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177">им образом</text:span>, если вообще как<text:span text:style-name="T177">им-то</text:span>, <text:span text:style-name="T177">связано</text:span> это <text:span text:style-name="T177">с</text:span> секс<text:span text:style-name="T177">ом</text:span>. </text:p>
      <text:p text:style-name="Text_20_body">Но Эдвин Трикл, самый фрейди<text:span text:style-name="T177">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177">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177">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177">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95">Да, но тут не только дистрибуция. Обе схемы оказались идентичными. Они совпадают в каждом из квадратов. Слайды <text:span text:style-name="T177">снимков</text:span>, которые Теди Блот <text:span text:style-name="T177">сделал</text:span> с карты Слотропа, были спроецированы на Роджерову и обе картинки, девушки-звёзды и кружочки ракетны<text:span text:style-name="T177">х</text:span> удар<text:span text:style-name="T177">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177">довольно</text:span> <text:span text:style-name="T177">в</text:span>скор<text:span text:style-name="T177">е</text:span>, <text:s/>через <text:span text:style-name="T177">пару дней</text:span>, либо задержаться <text:s/>надолго, <text:span text:style-name="T177">до</text:span> десят<text:span text:style-name="T177">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96">И всё-таки стимулом, каким-то образом <text:span text:style-name="Emphasis">должна </text:span>быть ракета, некое предшествующее видение, некий <text:span text:style-name="T178">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178">а</text:span>, в порнографии и у проституток, возможно <text:span text:style-name="T178">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178">всё же </text:span>намёк под самым нашим носом у нас не хватает ума, или смелости, заметить?… </text:p>
      <text:p text:style-name="Text_20_body">Но, если это <text:span text:style-name="T178">нечто </text:span>в воздухе, прямо тут, прямо сейчас, тогда ракеты следуют <text:span text:style-name="T178">ему</text:span>, в 100% случаев. Без исключений. Обнаружив его, мы снова докажем железную детерминированность всего, <text:span text:style-name="T178">для </text:span>каждой души. <text:span text:style-name="T178">Это о</text:span>ста<text:span text:style-name="T178">вит</text:span> слишком мало места для каких-<text:span text:style-name="T178">либо</text:span> надежд вообще. Сами понимаете, насколько важным <text:span text:style-name="T178">станет</text:span> <text:span text:style-name="T178">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178">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179">а</text:span>я масс<text:span text:style-name="T179">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97">Конечно, предшествовавший Книге том—Сорок Одна Лекция—явился ему, 28-летнему, как наказ от п<text:span text:style-name="T179">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179">про</text:span>след<text:span text:style-name="T179">овав </text:span>за клубком тринадцать лет, он начинает кружить <text:span text:style-name="T179">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179">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180">тылок</text:span>, жуткие пенисы торчком, неорганич<text:span text:style-name="T180">ны</text:span>е, как и их глаза, что поблескивают инеем, или пластинками слюды, но не вожделением, и не к нему. Для них существует лишь работа…. </text:p>
      <text:p text:style-name="P103">&amp;&amp;&amp;&amp;</text:p>
      <text:p text:style-name="P101">–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182">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98">–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182">у</text:span>виде<text:span text:style-name="T182">в</text:span> белые преграды сквозь туман, <text:s/><text:span text:style-name="T182">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182">ающ</text:span>ая мозаика смотреть наружу в Пустыню… вне охранительного города… понятна лишь тем, кто отправляется вне… глаза вдал<text:span text:style-name="T182">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185">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182">для </text:span>себ<text:span text:style-name="T182">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183">быть</text:span> до конца жизни пациента, от всяких идей, чувств, самокритики, <text:span text:style-name="T183">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183">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183">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183">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99">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184">уме</text:span>ет полностью их найти. <text:span text:style-name="T184">С</text:span>леды <text:span text:style-name="T184">их </text:span>заполнились льдом и чуть позже были унесены в море. </text:p>
      <text:p text:style-name="P104"><draw:frame draw:style-name="fr1" draw:name="Image14" text:anchor-type="paragraph" svg:width="6.9252in" svg:height="0.3661in" draw:z-index="13"><draw:image xlink:href="Pictures/1000000000000B720000009B428C9716555D807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5-29T11:35:45.863950713</dc:date>
    <meta:editing-cycles>134</meta:editing-cycles>
    <meta:editing-duration>P8DT3H21M14S</meta:editing-duration>
    <meta:generator>LibreOffice/6.1.5.2$Linux_X86_64 LibreOffice_project/10$Build-2</meta:generator>
    <meta:document-statistic meta:table-count="0" meta:image-count="14" meta:object-count="0" meta:page-count="81" meta:paragraph-count="686" meta:word-count="33784" meta:character-count="232282" meta:non-whitespace-character-count="198549"/>
  </office:meta>
</office:document-meta>
</file>